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3">
      <style:text-properties officeooo:rsid="00292de1" officeooo:paragraph-rsid="00292de1"/>
    </style:style>
    <style:style style:name="P3" style:family="paragraph" style:parent-style-name="Heading_20_3">
      <style:text-properties officeooo:paragraph-rsid="002f4e6b"/>
    </style:style>
    <style:style style:name="P4" style:family="paragraph" style:parent-style-name="Standard">
      <style:text-properties officeooo:paragraph-rsid="002f4e6b"/>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break-before="page"/>
    </style:style>
    <style:style style:name="P15" style:family="paragraph" style:parent-style-name="Standard" style:list-style-name="L3"/>
    <style:style style:name="P16" style:family="paragraph" style:parent-style-name="Standard">
      <style:text-properties officeooo:paragraph-rsid="0019e9c5"/>
    </style:style>
    <style:style style:name="P17" style:family="paragraph" style:parent-style-name="Standard" style:list-style-name="L4">
      <style:text-properties officeooo:paragraph-rsid="0019e9c5"/>
    </style:style>
    <style:style style:name="P18" style:family="paragraph" style:parent-style-name="Standard" style:list-style-name="L4">
      <style:text-properties style:font-name="Times New Roman1" officeooo:paragraph-rsid="0019e9c5"/>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officeooo:paragraph-rsid="00297f45"/>
    </style:style>
    <style:style style:name="P21" style:family="paragraph" style:parent-style-name="Standard">
      <style:text-properties officeooo:paragraph-rsid="0029b6bd"/>
    </style:style>
    <style:style style:name="P22" style:family="paragraph" style:parent-style-name="Standard">
      <style:text-properties officeooo:paragraph-rsid="002f4e6b"/>
    </style:style>
    <style:style style:name="P23" style:family="paragraph" style:parent-style-name="Standard">
      <style:text-properties officeooo:rsid="00311328" officeooo:paragraph-rsid="00311328"/>
    </style:style>
    <style:style style:name="P24" style:family="paragraph" style:parent-style-name="Standard">
      <style:text-properties officeooo:rsid="0033f1fe" officeooo:paragraph-rsid="0033f1fe"/>
    </style:style>
    <style:style style:name="P25" style:family="paragraph" style:parent-style-name="Standard">
      <style:text-properties officeooo:rsid="00349e22" officeooo:paragraph-rsid="00349e22"/>
    </style:style>
    <style:style style:name="P26" style:family="paragraph" style:parent-style-name="Standard" style:list-style-name="L5">
      <style:text-properties officeooo:rsid="00349e22" officeooo:paragraph-rsid="00349e22"/>
    </style:style>
    <style:style style:name="P27"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text-properties officeooo:paragraph-rsid="00297f45"/>
    </style:style>
    <style:style style:name="P28" style:family="paragraph" style:parent-style-name="Heading_20_1" style:master-page-name="First_20_Page">
      <style:paragraph-properties style:page-number="auto"/>
    </style:style>
    <style:style style:name="P29" style:family="paragraph" style:parent-style-name="Heading_20_2">
      <style:text-properties officeooo:paragraph-rsid="0019e9c5"/>
    </style:style>
    <style:style style:name="P3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1" style:family="paragraph" style:parent-style-name="Heading_20_3">
      <style:text-properties officeooo:rsid="00292de1" officeooo:paragraph-rsid="00292de1"/>
    </style:style>
    <style:style style:name="P32" style:family="paragraph" style:parent-style-name="Heading_20_3">
      <style:text-properties officeooo:paragraph-rsid="00297f45"/>
    </style:style>
    <style:style style:name="P33" style:family="paragraph" style:parent-style-name="Heading_20_3">
      <style:text-properties officeooo:rsid="00297f45" officeooo:paragraph-rsid="00297f45"/>
    </style:style>
    <style:style style:name="P34" style:family="paragraph" style:parent-style-name="Heading_20_3">
      <style:text-properties officeooo:paragraph-rsid="0029b6bd"/>
    </style:style>
    <style:style style:name="P35" style:family="paragraph" style:parent-style-name="Heading_20_3">
      <style:text-properties officeooo:paragraph-rsid="002f4e6b"/>
    </style:style>
    <style:style style:name="P36" style:family="paragraph" style:parent-style-name="Heading_20_3">
      <style:text-properties officeooo:rsid="00311328" officeooo:paragraph-rsid="00311328"/>
    </style:style>
    <style:style style:name="P37" style:family="paragraph" style:parent-style-name="Heading_20_3">
      <style:text-properties officeooo:rsid="0033f1fe" officeooo:paragraph-rsid="0033f1fe"/>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3in" style:type="center"/>
          <style:tab-stop style:position="6.5in" style:type="righ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3">
      <style:paragraph-properties>
        <style:tab-stops>
          <style:tab-stop style:position="6.9252in" style:type="right" style:leader-style="dotted" style:leader-text="."/>
        </style:tab-stops>
      </style:paragraph-properties>
    </style:style>
    <style:style style:name="P43" style:family="paragraph">
      <style:paragraph-properties style:writing-mode="lr-tb"/>
    </style:style>
    <style:style style:name="P44"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9d1a5"/>
    </style:style>
    <style:style style:name="T2" style:family="text">
      <style:text-properties officeooo:rsid="0019e9c5"/>
    </style:style>
    <style:style style:name="T3" style:family="text">
      <style:text-properties officeooo:rsid="001c62d7"/>
    </style:style>
    <style:style style:name="T4" style:family="text">
      <style:text-properties officeooo:rsid="00269b15"/>
    </style:style>
    <style:style style:name="T5" style:family="text">
      <style:text-properties officeooo:rsid="001e7180"/>
    </style:style>
    <style:style style:name="T6" style:family="text">
      <style:text-properties officeooo:rsid="002033de"/>
    </style:style>
    <style:style style:name="T7" style:family="text">
      <style:text-properties officeooo:rsid="00246a49"/>
    </style:style>
    <style:style style:name="T8" style:family="text">
      <style:text-properties officeooo:rsid="002f4e6b"/>
    </style:style>
    <style:style style:name="T9" style:family="text">
      <style:text-properties style:use-window-font-color="true" style:font-name="Times New Roman" fo:font-size="12pt" fo:language="en" fo:country="US" officeooo:rsid="002f4e6b"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text-position="super 58%"/>
    </style:style>
    <style:style style:name="T12" style:family="text"/>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9pt" style:font-size-asian="9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46a49"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f4e6b" style:font-name-asian="Times New Roman" style:font-size-asian="12pt" style:font-name-complex="Times New Roman" style:font-size-complex="12pt" style:language-complex="ar" style:country-complex="SA"/>
    </style:style>
    <style:style style:name="T19" style:family="text">
      <style:text-properties style:text-position="super 58%"/>
    </style:style>
    <style:style style:name="T20" style:family="text">
      <style:text-properties officeooo:rsid="0019d1a5"/>
    </style:style>
    <style:style style:name="T21" style:family="text">
      <style:text-properties officeooo:rsid="0019e9c5"/>
    </style:style>
    <style:style style:name="T22" style:family="text">
      <style:text-properties officeooo:rsid="00129e21"/>
    </style:style>
    <style:style style:name="T23" style:family="text">
      <style:text-properties officeooo:rsid="0018b7b9"/>
    </style:style>
    <style:style style:name="T24" style:family="text">
      <style:text-properties fo:color="#000000" fo:font-size="12pt" style:font-name-asian="TimesNewRomanPSMT" style:font-size-asian="12pt" style:font-name-complex="TimesNewRomanPSMT" style:font-size-complex="12pt"/>
    </style:style>
    <style:style style:name="T25" style:family="text">
      <style:text-properties officeooo:rsid="001be9c4"/>
    </style:style>
    <style:style style:name="T26" style:family="text">
      <style:text-properties officeooo:rsid="001c62d7"/>
    </style:style>
    <style:style style:name="T27" style:family="text">
      <style:text-properties officeooo:rsid="001e7180"/>
    </style:style>
    <style:style style:name="T28" style:family="text">
      <style:text-properties officeooo:rsid="002033de"/>
    </style:style>
    <style:style style:name="T29" style:family="text">
      <style:text-properties officeooo:rsid="002101fb"/>
    </style:style>
    <style:style style:name="T30" style:family="text">
      <style:text-properties officeooo:rsid="00214ffe"/>
    </style:style>
    <style:style style:name="T31" style:family="text">
      <style:text-properties officeooo:rsid="00223b66"/>
    </style:style>
    <style:style style:name="T32" style:family="text">
      <style:text-properties officeooo:rsid="00240e1d"/>
    </style:style>
    <style:style style:name="T33" style:family="text">
      <style:text-properties officeooo:rsid="00246a49"/>
    </style:style>
    <style:style style:name="T34" style:family="text">
      <style:text-properties officeooo:rsid="0025290d"/>
    </style:style>
    <style:style style:name="T35" style:family="text">
      <style:text-properties officeooo:rsid="00269b15"/>
    </style:style>
    <style:style style:name="T36" style:family="text">
      <style:text-properties officeooo:rsid="00292de1"/>
    </style:style>
    <style:style style:name="T37" style:family="text">
      <style:text-properties officeooo:rsid="002c3e13"/>
    </style:style>
    <style:style style:name="T38" style:family="text">
      <style:text-properties officeooo:rsid="002c546b"/>
    </style:style>
    <style:style style:name="T39" style:family="text">
      <style:text-properties officeooo:rsid="002cc639"/>
    </style:style>
    <style:style style:name="T40" style:family="text">
      <style:text-properties officeooo:rsid="002f4e6b"/>
    </style:style>
    <style:style style:name="T41" style:family="text">
      <style:text-properties officeooo:rsid="00311328"/>
    </style:style>
    <style:style style:name="T42" style:family="text">
      <style:text-properties style:text-underline-style="solid" style:text-underline-width="auto" style:text-underline-color="font-color" officeooo:rsid="00311328"/>
    </style:style>
    <style:style style:name="T43" style:family="text">
      <style:text-properties officeooo:rsid="00317708"/>
    </style:style>
    <style:style style:name="T44" style:family="text">
      <style:text-properties officeooo:rsid="003272ba"/>
    </style:style>
    <style:style style:name="T45" style:family="text">
      <style:text-properties officeooo:rsid="0033f1fe"/>
    </style:style>
    <style:style style:name="T46" style:family="text">
      <style:text-properties officeooo:rsid="00349e22"/>
    </style:style>
    <style:style style:name="T4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2656704" text:id="ct102656704">
          <text:deletion>
            <office:change-info>
              <dc:creator>Stuart Baker</dc:creator>
              <dc:date>2015-02-07T17:51:00</dc:date>
            </office:change-info>
            <text:p text:style-name="Standard"/>
            <text:p text:style-name="Standard">Originally, OpenLCB was defined in terms of 48-bit unique “</text:p>
          </text:deletion>
        </text:changed-region>
        <text:changed-region xml:id="ct104326880" text:id="ct104326880">
          <text:deletion>
            <office:change-info>
              <dc:creator>Stuart Baker</dc:creator>
              <dc:date>2015-02-07T17:50:00</dc:date>
            </office:change-info>
            <text:p text:style-name="Standard">n</text:p>
          </text:deletion>
        </text:changed-region>
        <text:changed-region xml:id="ct55530368" text:id="ct55530368">
          <text:deletion>
            <office:change-info>
              <dc:creator>Stuart Baker</dc:creator>
              <dc:date>2015-02-07T17:51:00</dc:date>
            </office:change-info>
            <text:p text:style-name="Standard">ode IDs”. <text:s/>Other uses were found for these IDs that didn't associate them with a specific node, which demonstrated the need for </text:p>
          </text:deletion>
        </text:changed-region>
        <text:changed-region xml:id="ct103506384" text:id="ct103506384">
          <text:deletion>
            <office:change-info>
              <dc:creator>Stuart Baker</dc:creator>
              <dc:date>2015-02-07T17:50:00</dc:date>
            </office:change-info>
            <text:p text:style-name="Standard">u</text:p>
          </text:deletion>
        </text:changed-region>
        <text:changed-region xml:id="ct102487824" text:id="ct102487824">
          <text:deletion>
            <office:change-info>
              <dc:creator>Stuart Baker</dc:creator>
              <dc:date>2015-02-07T17:51:00</dc:date>
            </office:change-info>
            <text:p text:style-name="Standard">nique I</text:p>
          </text:deletion>
        </text:changed-region>
        <text:changed-region xml:id="ct87654288" text:id="ct87654288">
          <text:deletion>
            <office:change-info>
              <dc:creator>Stuart Baker</dc:creator>
              <dc:date>2015-02-07T17:50:00</dc:date>
            </office:change-info>
            <text:p text:style-name="Standard">D</text:p>
          </text:deletion>
        </text:changed-region>
        <text:changed-region xml:id="ct105940592" text:id="ct105940592">
          <text:deletion>
            <office:change-info>
              <dc:creator>Stuart Baker</dc:creator>
              <dc:date>2015-02-07T17:51:00</dc:date>
            </office:change-info>
            <text:p text:style-name="Standard">s beyond just </text:p>
          </text:deletion>
        </text:changed-region>
        <text:changed-region xml:id="ct102777952" text:id="ct102777952">
          <text:deletion>
            <office:change-info>
              <dc:creator>Stuart Baker</dc:creator>
              <dc:date>2015-02-07T17:50:00</dc:date>
            </office:change-info>
            <text:p text:style-name="Standard">n</text:p>
          </text:deletion>
        </text:changed-region>
        <text:changed-region xml:id="ct73990368" text:id="ct73990368">
          <text:deletion>
            <office:change-info>
              <dc:creator>Stuart Baker</dc:creator>
              <dc:date>2015-02-07T17:51:00</dc:date>
            </office:change-info>
            <text:p text:style-name="Standard">ode IDs. <text:s/>Therefore, the Standard and this Technical Note are generally written in terms of </text:p>
          </text:deletion>
        </text:changed-region>
        <text:changed-region xml:id="ct55739296" text:id="ct55739296">
          <text:deletion>
            <office:change-info>
              <dc:creator>Stuart Baker</dc:creator>
              <dc:date>2015-02-07T17:50:00</dc:date>
            </office:change-info>
            <text:p text:style-name="Standard">u</text:p>
          </text:deletion>
        </text:changed-region>
        <text:changed-region xml:id="ct84466320" text:id="ct84466320">
          <text:deletion>
            <office:change-info>
              <dc:creator>Stuart Baker</dc:creator>
              <dc:date>2015-02-07T17:51:00</dc:date>
            </office:change-info>
            <text:p text:style-name="Standard">nique I</text:p>
          </text:deletion>
        </text:changed-region>
        <text:changed-region xml:id="ct61517648" text:id="ct61517648">
          <text:deletion>
            <office:change-info>
              <dc:creator>Stuart Baker</dc:creator>
              <dc:date>2015-02-07T17:50:00</dc:date>
            </office:change-info>
            <text:p text:style-name="Standard"><text:span text:style-name="T1">D</text:span></text:p>
          </text:deletion>
        </text:changed-region>
        <text:changed-region xml:id="ct102626368" text:id="ct102626368">
          <text:deletion>
            <office:change-info>
              <dc:creator>Stuart Baker</dc:creator>
              <dc:date>2015-02-07T17:51:00</dc:date>
            </office:change-info>
            <text:p text:style-name="Standard"><text:span text:style-name="T1">s, which includes </text:span></text:p>
          </text:deletion>
        </text:changed-region>
        <text:changed-region xml:id="ct104540752" text:id="ct104540752">
          <text:deletion>
            <office:change-info>
              <dc:creator>Stuart Baker</dc:creator>
              <dc:date>2015-02-07T17:50:00</dc:date>
            </office:change-info>
            <text:p text:style-name="Standard"><text:span text:style-name="T1">n</text:span></text:p>
          </text:deletion>
        </text:changed-region>
        <text:changed-region xml:id="ct77624192" text:id="ct77624192">
          <text:deletion>
            <office:change-info>
              <dc:creator>Stuart Baker</dc:creator>
              <dc:date>2015-02-07T17:51:00</dc:date>
            </office:change-info>
            <text:p text:style-name="Standard"><text:span text:style-name="T1">ode IDs usage. <text:s/></text:span></text:p>
          </text:deletion>
        </text:changed-region>
        <text:changed-region xml:id="ct98977536" text:id="ct98977536">
          <text:insertion>
            <office:change-info>
              <dc:creator>Stuart Baker</dc:creator>
              <dc:date>2015-02-07T17:51:00</dc:date>
            </office:change-info>
          </text:insertion>
        </text:changed-region>
        <text:changed-region xml:id="ct91595488" text:id="ct91595488">
          <text:deletion>
            <office:change-info>
              <dc:creator>Stuart Baker</dc:creator>
              <dc:date>2015-02-07T17:54:00</dc:date>
            </office:change-info>
            <text:p text:style-name="Standard">'</text:p>
          </text:deletion>
        </text:changed-region>
        <text:changed-region xml:id="ct105698368" text:id="ct105698368">
          <text:insertion>
            <office:change-info>
              <dc:creator>Stuart Baker</dc:creator>
              <dc:date>2015-02-07T17:54:00</dc:date>
            </office:change-info>
          </text:insertion>
        </text:changed-region>
        <text:changed-region xml:id="ct102403136" text:id="ct102403136">
          <text:deletion>
            <office:change-info>
              <dc:creator>Stuart Baker</dc:creator>
              <dc:date>2015-02-07T17:54:00</dc:date>
            </office:change-info>
            <text:p text:style-name="Standard">u</text:p>
          </text:deletion>
        </text:changed-region>
        <text:changed-region xml:id="ct102004880" text:id="ct102004880">
          <text:insertion>
            <office:change-info>
              <dc:creator>Stuart Baker</dc:creator>
              <dc:date>2015-02-07T17:54:00</dc:date>
            </office:change-info>
          </text:insertion>
        </text:changed-region>
        <text:changed-region xml:id="ct82353440" text:id="ct82353440">
          <text:deletion>
            <office:change-info>
              <dc:creator>Stuart Baker</dc:creator>
              <dc:date>2015-02-07T17:54:00</dc:date>
            </office:change-info>
            <text:p text:style-name="Standard">ID</text:p>
          </text:deletion>
        </text:changed-region>
        <text:changed-region xml:id="ct104199248" text:id="ct104199248">
          <text:insertion>
            <office:change-info>
              <dc:creator>Stuart Baker</dc:creator>
              <dc:date>2015-02-07T17:54:00</dc:date>
            </office:change-info>
          </text:insertion>
        </text:changed-region>
        <text:changed-region xml:id="ct105419168" text:id="ct105419168">
          <text:insertion>
            <office:change-info>
              <dc:creator>Stuart Baker</dc:creator>
              <dc:date>2015-02-07T17:54:00</dc:date>
            </office:change-info>
          </text:insertion>
        </text:changed-region>
        <text:changed-region xml:id="ct70201712" text:id="ct70201712">
          <text:deletion>
            <office:change-info>
              <dc:creator>Stuart Baker</dc:creator>
              <dc:date>2015-02-07T17:56:00</dc:date>
            </office:change-info>
            <text:p text:style-name="Standard">, e.g</text:p>
          </text:deletion>
        </text:changed-region>
        <text:changed-region xml:id="ct105976256" text:id="ct105976256">
          <text:insertion>
            <office:change-info>
              <dc:creator>Stuart Baker</dc:creator>
              <dc:date>2015-02-07T17:56:00</dc:date>
            </office:change-info>
          </text:insertion>
        </text:changed-region>
        <text:changed-region xml:id="ct102065984" text:id="ct102065984">
          <text:deletion>
            <office:change-info>
              <dc:creator>Stuart Baker</dc:creator>
              <dc:date>2015-02-07T17:56:00</dc:date>
            </office:change-info>
            <text:p text:style-name="Standard"><text:span text:style-name="T2">.</text:span></text:p>
          </text:deletion>
        </text:changed-region>
        <text:changed-region xml:id="ct99105440" text:id="ct99105440">
          <text:insertion>
            <office:change-info>
              <dc:creator>Stuart Baker</dc:creator>
              <dc:date>2015-02-07T17:56:00</dc:date>
            </office:change-info>
          </text:insertion>
        </text:changed-region>
        <text:changed-region xml:id="ct101933520" text:id="ct101933520">
          <text:deletion>
            <office:change-info>
              <dc:creator>Stuart Baker</dc:creator>
              <dc:date>2015-02-07T17:56:00</dc:date>
            </office:change-info>
            <text:p text:style-name="Standard">, </text:p>
          </text:deletion>
        </text:changed-region>
        <text:changed-region xml:id="ct73797120" text:id="ct73797120">
          <text:insertion>
            <office:change-info>
              <dc:creator>Stuart Baker</dc:creator>
              <dc:date>2015-02-07T17:56:00</dc:date>
            </office:change-info>
          </text:insertion>
        </text:changed-region>
        <text:changed-region xml:id="ct76599760" text:id="ct76599760">
          <text:deletion>
            <office:change-info>
              <dc:creator>Stuart Baker</dc:creator>
              <dc:date>2015-02-07T18:00:00</dc:date>
            </office:change-info>
            <text:p text:style-name="Standard">u</text:p>
          </text:deletion>
        </text:changed-region>
        <text:changed-region xml:id="ct112986864" text:id="ct112986864">
          <text:insertion>
            <office:change-info>
              <dc:creator>Stuart Baker</dc:creator>
              <dc:date>2015-02-07T18:00:00</dc:date>
            </office:change-info>
          </text:insertion>
        </text:changed-region>
        <text:changed-region xml:id="ct68779056" text:id="ct68779056">
          <text:deletion>
            <office:change-info>
              <dc:creator>Stuart Baker</dc:creator>
              <dc:date>2015-02-07T18:00:00</dc:date>
            </office:change-info>
            <text:p text:style-name="Standard">i</text:p>
          </text:deletion>
        </text:changed-region>
        <text:changed-region xml:id="ct108067120" text:id="ct108067120">
          <text:insertion>
            <office:change-info>
              <dc:creator>Stuart Baker</dc:creator>
              <dc:date>2015-02-07T18:00:00</dc:date>
            </office:change-info>
          </text:insertion>
        </text:changed-region>
        <text:changed-region xml:id="ct104408960" text:id="ct104408960">
          <text:deletion>
            <office:change-info>
              <dc:creator>Stuart Baker</dc:creator>
              <dc:date>2015-02-07T18:00:00</dc:date>
            </office:change-info>
            <text:p text:style-name="Standard">D</text:p>
          </text:deletion>
        </text:changed-region>
        <text:changed-region xml:id="ct103992832" text:id="ct103992832">
          <text:insertion>
            <office:change-info>
              <dc:creator>Stuart Baker</dc:creator>
              <dc:date>2015-02-07T18:00:00</dc:date>
            </office:change-info>
          </text:insertion>
        </text:changed-region>
        <text:changed-region xml:id="ct79152160" text:id="ct79152160">
          <text:insertion>
            <office:change-info>
              <dc:creator>Stuart Baker</dc:creator>
              <dc:date>2015-02-07T18:02:00</dc:date>
            </office:change-info>
          </text:insertion>
        </text:changed-region>
        <text:changed-region xml:id="ct102139584" text:id="ct102139584">
          <text:deletion>
            <office:change-info>
              <dc:creator>Stuart Baker</dc:creator>
              <dc:date>2015-02-07T18:01:00</dc:date>
            </office:change-info>
            <text:p text:style-name="Standard">here</text:p>
          </text:deletion>
        </text:changed-region>
        <text:changed-region xml:id="ct104732656" text:id="ct104732656">
          <text:insertion>
            <office:change-info>
              <dc:creator>Stuart Baker</dc:creator>
              <dc:date>2015-02-07T18:01:00</dc:date>
            </office:change-info>
          </text:insertion>
        </text:changed-region>
        <text:changed-region xml:id="ct107981728" text:id="ct107981728">
          <text:deletion>
            <office:change-info>
              <dc:creator>Stuart Baker</dc:creator>
              <dc:date>2015-02-07T18:01:00</dc:date>
            </office:change-info>
            <text:p text:style-name="Standard"><text:span text:style-name="T3"><text:s/>or eventually in some online system accessible to anybody. </text:span></text:p>
          </text:deletion>
        </text:changed-region>
        <text:changed-region xml:id="ct84107536" text:id="ct84107536">
          <text:insertion>
            <office:change-info>
              <dc:creator>Stuart Baker</dc:creator>
              <dc:date>2015-02-07T18:01:00</dc:date>
            </office:change-info>
          </text:insertion>
        </text:changed-region>
        <text:changed-region xml:id="ct108107728" text:id="ct108107728">
          <text:insertion>
            <office:change-info>
              <dc:creator>Stuart Baker</dc:creator>
              <dc:date>2015-02-07T18:02:00</dc:date>
            </office:change-info>
          </text:insertion>
        </text:changed-region>
        <text:changed-region xml:id="ct108385424" text:id="ct108385424">
          <text:insertion>
            <office:change-info>
              <dc:creator>Stuart Baker</dc:creator>
              <dc:date>2015-02-07T18:03:00</dc:date>
            </office:change-info>
          </text:insertion>
        </text:changed-region>
        <text:changed-region xml:id="ct108389136" text:id="ct108389136">
          <text:insertion>
            <office:change-info>
              <dc:creator>Stuart Baker</dc:creator>
              <dc:date>2015-02-07T18:04:00</dc:date>
            </office:change-info>
          </text:insertion>
        </text:changed-region>
        <text:changed-region xml:id="ct107960016" text:id="ct107960016">
          <text:insertion>
            <office:change-info>
              <dc:creator>Stuart Baker</dc:creator>
              <dc:date>2015-02-07T18:06:00</dc:date>
            </office:change-info>
          </text:insertion>
        </text:changed-region>
        <text:changed-region xml:id="ct85249760" text:id="ct85249760">
          <text:deletion>
            <office:change-info>
              <dc:creator>Stuart Baker</dc:creator>
              <dc:date>2015-02-07T19:17:00</dc:date>
            </office:change-info>
            <text:p text:style-name="Standard">u</text:p>
          </text:deletion>
        </text:changed-region>
        <text:changed-region xml:id="ct107907296" text:id="ct107907296">
          <text:insertion>
            <office:change-info>
              <dc:creator>Stuart Baker</dc:creator>
              <dc:date>2015-02-07T19:17:00</dc:date>
            </office:change-info>
          </text:insertion>
        </text:changed-region>
        <text:changed-region xml:id="ct105739504" text:id="ct105739504">
          <text:deletion>
            <office:change-info>
              <dc:creator>Stuart Baker</dc:creator>
              <dc:date>2015-02-07T19:17:00</dc:date>
            </office:change-info>
            <text:p text:style-name="Standard">i</text:p>
          </text:deletion>
        </text:changed-region>
        <text:changed-region xml:id="ct102368432" text:id="ct102368432">
          <text:insertion>
            <office:change-info>
              <dc:creator>Stuart Baker</dc:creator>
              <dc:date>2015-02-07T19:17:00</dc:date>
            </office:change-info>
          </text:insertion>
        </text:changed-region>
        <text:changed-region xml:id="ct99309040" text:id="ct99309040">
          <text:deletion>
            <office:change-info>
              <dc:creator>Stuart Baker</dc:creator>
              <dc:date>2015-02-07T19:16:00</dc:date>
            </office:change-info>
            <text:p text:style-name="Standard">u</text:p>
          </text:deletion>
        </text:changed-region>
        <text:changed-region xml:id="ct69763168" text:id="ct69763168">
          <text:insertion>
            <office:change-info>
              <dc:creator>Stuart Baker</dc:creator>
              <dc:date>2015-02-07T19:16:00</dc:date>
            </office:change-info>
          </text:insertion>
        </text:changed-region>
        <text:changed-region xml:id="ct106959504" text:id="ct106959504">
          <text:deletion>
            <office:change-info>
              <dc:creator>Stuart Baker</dc:creator>
              <dc:date>2015-02-07T19:16:00</dc:date>
            </office:change-info>
            <text:p text:style-name="Standard">i</text:p>
          </text:deletion>
        </text:changed-region>
        <text:changed-region xml:id="ct113176608" text:id="ct113176608">
          <text:insertion>
            <office:change-info>
              <dc:creator>Stuart Baker</dc:creator>
              <dc:date>2015-02-07T19:16:00</dc:date>
            </office:change-info>
          </text:insertion>
        </text:changed-region>
        <text:changed-region xml:id="ct107946144" text:id="ct107946144">
          <text:deletion>
            <office:change-info>
              <dc:creator>Stuart Baker</dc:creator>
              <dc:date>2015-02-07T19:08:00</dc:date>
            </office:change-info>
            <text:p text:style-name="Standard">00</text:p>
          </text:deletion>
        </text:changed-region>
        <text:changed-region xml:id="ct98383376" text:id="ct98383376">
          <text:insertion>
            <office:change-info>
              <dc:creator>Stuart Baker</dc:creator>
              <dc:date>2015-02-07T19:08:00</dc:date>
            </office:change-info>
          </text:insertion>
        </text:changed-region>
        <text:changed-region xml:id="ct104515792" text:id="ct104515792">
          <text:deletion>
            <office:change-info>
              <dc:creator>Stuart Baker</dc:creator>
              <dc:date>2015-02-07T19:17:00</dc:date>
            </office:change-info>
            <text:p text:style-name="Standard">u</text:p>
          </text:deletion>
        </text:changed-region>
        <text:changed-region xml:id="ct98509616" text:id="ct98509616">
          <text:insertion>
            <office:change-info>
              <dc:creator>Stuart Baker</dc:creator>
              <dc:date>2015-02-07T19:17:00</dc:date>
            </office:change-info>
          </text:insertion>
        </text:changed-region>
        <text:changed-region xml:id="ct106164512" text:id="ct106164512">
          <text:deletion>
            <office:change-info>
              <dc:creator>Stuart Baker</dc:creator>
              <dc:date>2015-02-07T19:17:00</dc:date>
            </office:change-info>
            <text:p text:style-name="Standard">i</text:p>
          </text:deletion>
        </text:changed-region>
        <text:changed-region xml:id="ct70272240" text:id="ct70272240">
          <text:insertion>
            <office:change-info>
              <dc:creator>Stuart Baker</dc:creator>
              <dc:date>2015-02-07T19:17:00</dc:date>
            </office:change-info>
          </text:insertion>
        </text:changed-region>
        <text:changed-region xml:id="ct102827120" text:id="ct102827120">
          <text:deletion>
            <office:change-info>
              <dc:creator>Stuart Baker</dc:creator>
              <dc:date>2015-02-07T19:10:00</dc:date>
            </office:change-info>
            <text:p text:style-name="Standard">se</text:p>
          </text:deletion>
        </text:changed-region>
        <text:changed-region xml:id="ct73394272" text:id="ct73394272">
          <text:deletion>
            <office:change-info>
              <dc:creator>Stuart Baker</dc:creator>
              <dc:date>2015-02-07T19:17:00</dc:date>
            </office:change-info>
            <text:p text:style-name="P1">u</text:p>
          </text:deletion>
        </text:changed-region>
        <text:changed-region xml:id="ct104439856" text:id="ct104439856">
          <text:insertion>
            <office:change-info>
              <dc:creator>Stuart Baker</dc:creator>
              <dc:date>2015-02-07T19:17:00</dc:date>
            </office:change-info>
          </text:insertion>
        </text:changed-region>
        <text:changed-region xml:id="ct103602240" text:id="ct103602240">
          <text:deletion>
            <office:change-info>
              <dc:creator>Stuart Baker</dc:creator>
              <dc:date>2015-02-07T19:17:00</dc:date>
            </office:change-info>
            <text:p text:style-name="P1"><text:s/></text:p>
          </text:deletion>
        </text:changed-region>
        <text:changed-region xml:id="ct108066544" text:id="ct108066544">
          <text:insertion>
            <office:change-info>
              <dc:creator>Stuart Baker</dc:creator>
              <dc:date>2015-02-07T19:17:00</dc:date>
            </office:change-info>
          </text:insertion>
        </text:changed-region>
        <text:changed-region xml:id="ct75129712" text:id="ct75129712">
          <text:deletion>
            <office:change-info>
              <dc:creator>Stuart Baker</dc:creator>
              <dc:date>2015-02-07T19:17:00</dc:date>
            </office:change-info>
            <text:p text:style-name="P1">i</text:p>
          </text:deletion>
        </text:changed-region>
        <text:changed-region xml:id="ct98426160" text:id="ct98426160">
          <text:insertion>
            <office:change-info>
              <dc:creator>Stuart Baker</dc:creator>
              <dc:date>2015-02-07T19:17:00</dc:date>
            </office:change-info>
          </text:insertion>
        </text:changed-region>
        <text:changed-region xml:id="ct98511152" text:id="ct98511152">
          <text:insertion>
            <office:change-info>
              <dc:creator>Stuart Baker</dc:creator>
              <dc:date>2015-02-07T23:07:00</dc:date>
            </office:change-info>
          </text:insertion>
        </text:changed-region>
        <text:changed-region xml:id="ct106989680" text:id="ct106989680">
          <text:insertion>
            <office:change-info>
              <dc:creator>Stuart Baker</dc:creator>
              <dc:date>2015-02-07T19:15:00</dc:date>
            </office:change-info>
          </text:insertion>
        </text:changed-region>
        <text:changed-region xml:id="ct105708368" text:id="ct105708368">
          <text:deletion>
            <office:change-info>
              <dc:creator>Stuart Baker</dc:creator>
              <dc:date>2015-02-07T19:15:00</dc:date>
            </office:change-info>
            <text:p text:style-name="Standard"><text:span text:style-name="T4">,</text:span></text:p>
          </text:deletion>
        </text:changed-region>
        <text:changed-region xml:id="ct108220352" text:id="ct108220352">
          <text:insertion>
            <office:change-info>
              <dc:creator>Stuart Baker</dc:creator>
              <dc:date>2015-02-07T19:15:00</dc:date>
            </office:change-info>
          </text:insertion>
        </text:changed-region>
        <text:changed-region xml:id="ct108119120" text:id="ct108119120">
          <text:deletion>
            <office:change-info>
              <dc:creator>Stuart Baker</dc:creator>
              <dc:date>2015-02-07T19:15:00</dc:date>
            </office:change-info>
            <text:p text:style-name="Standard"><text:span text:style-name="T5"><text:s/>e.g.</text:span></text:p>
          </text:deletion>
        </text:changed-region>
        <text:changed-region xml:id="ct105150528" text:id="ct105150528">
          <text:insertion>
            <office:change-info>
              <dc:creator>Stuart Baker</dc:creator>
              <dc:date>2015-02-07T19:15:00</dc:date>
            </office:change-info>
          </text:insertion>
        </text:changed-region>
        <text:changed-region xml:id="ct62242592" text:id="ct62242592">
          <text:insertion>
            <office:change-info>
              <dc:creator>Stuart Baker</dc:creator>
              <dc:date>2015-02-07T19:15:00</dc:date>
            </office:change-info>
          </text:insertion>
        </text:changed-region>
        <text:changed-region xml:id="ct57981616" text:id="ct57981616">
          <text:insertion>
            <office:change-info>
              <dc:creator>Stuart Baker</dc:creator>
              <dc:date>2015-02-07T23:11:00</dc:date>
            </office:change-info>
          </text:insertion>
        </text:changed-region>
        <text:changed-region xml:id="ct74642960" text:id="ct74642960">
          <text:deletion>
            <office:change-info>
              <dc:creator>Stuart Baker</dc:creator>
              <dc:date>2015-02-07T23:09:00</dc:date>
            </office:change-info>
            <text:h text:style-name="P2" text:outline-level="3">Unique identifiers assigned by members of organized groups</text:h>
          </text:deletion>
        </text:changed-region>
        <text:changed-region xml:id="ct83102800" text:id="ct83102800">
          <text:insertion>
            <office:change-info>
              <dc:creator>Stuart Baker</dc:creator>
              <dc:date>2015-02-07T23:09:00</dc:date>
            </office:change-info>
          </text:insertion>
        </text:changed-region>
        <text:changed-region xml:id="ct98326256" text:id="ct98326256">
          <text:insertion>
            <office:change-info>
              <dc:creator>Stuart Baker</dc:creator>
              <dc:date>2015-02-07T23:10:00</dc:date>
            </office:change-info>
          </text:insertion>
        </text:changed-region>
        <text:changed-region xml:id="ct108049856" text:id="ct108049856">
          <text:deletion>
            <office:change-info>
              <dc:creator>Stuart Baker</dc:creator>
              <dc:date>2015-02-07T19:19:00</dc:date>
            </office:change-info>
            <text:p text:style-name="Standard">people</text:p>
          </text:deletion>
        </text:changed-region>
        <text:changed-region xml:id="ct102853344" text:id="ct102853344">
          <text:insertion>
            <office:change-info>
              <dc:creator>Stuart Baker</dc:creator>
              <dc:date>2015-02-07T19:19:00</dc:date>
            </office:change-info>
          </text:insertion>
        </text:changed-region>
        <text:changed-region xml:id="ct108059888" text:id="ct108059888">
          <text:insertion>
            <office:change-info>
              <dc:creator>Stuart Baker</dc:creator>
              <dc:date>2015-02-07T19:20:00</dc:date>
            </office:change-info>
          </text:insertion>
        </text:changed-region>
        <text:changed-region xml:id="ct105329280" text:id="ct105329280">
          <text:deletion>
            <office:change-info>
              <dc:creator>Stuart Baker</dc:creator>
              <dc:date>2015-02-07T19:20:00</dc:date>
            </office:change-info>
            <text:p text:style-name="Standard">; a</text:p>
          </text:deletion>
        </text:changed-region>
        <text:changed-region xml:id="ct74469936" text:id="ct74469936">
          <text:insertion>
            <office:change-info>
              <dc:creator>Stuart Baker</dc:creator>
              <dc:date>2015-02-07T19:20:00</dc:date>
            </office:change-info>
          </text:insertion>
        </text:changed-region>
        <text:changed-region xml:id="ct102111808" text:id="ct102111808">
          <text:deletion>
            <office:change-info>
              <dc:creator>Stuart Baker</dc:creator>
              <dc:date>2015-02-07T19:21:00</dc:date>
            </office:change-info>
            <text:p text:style-name="Standard"><text:span text:style-name="T6">fter building that many,</text:span></text:p>
          </text:deletion>
        </text:changed-region>
        <text:changed-region xml:id="ct107975616" text:id="ct107975616">
          <text:deletion>
            <office:change-info>
              <dc:creator>Stuart Baker</dc:creator>
              <dc:date>2015-02-07T19:24:00</dc:date>
            </office:change-info>
            <text:p text:style-name="Standard">u</text:p>
          </text:deletion>
        </text:changed-region>
        <text:changed-region xml:id="ct108090224" text:id="ct108090224">
          <text:insertion>
            <office:change-info>
              <dc:creator>Stuart Baker</dc:creator>
              <dc:date>2015-02-07T19:24:00</dc:date>
            </office:change-info>
          </text:insertion>
        </text:changed-region>
        <text:changed-region xml:id="ct105820416" text:id="ct105820416">
          <text:deletion>
            <office:change-info>
              <dc:creator>Stuart Baker</dc:creator>
              <dc:date>2015-02-07T19:24:00</dc:date>
            </office:change-info>
            <text:p text:style-name="Standard">i</text:p>
          </text:deletion>
        </text:changed-region>
        <text:changed-region xml:id="ct102277280" text:id="ct102277280">
          <text:insertion>
            <office:change-info>
              <dc:creator>Stuart Baker</dc:creator>
              <dc:date>2015-02-07T19:24:00</dc:date>
            </office:change-info>
          </text:insertion>
        </text:changed-region>
        <text:changed-region xml:id="ct107971568" text:id="ct107971568">
          <text:deletion>
            <office:change-info>
              <dc:creator>Stuart Baker</dc:creator>
              <dc:date>2015-02-07T19:24:00</dc:date>
            </office:change-info>
            <text:p text:style-name="Standard"><text:s/>e.g.</text:p>
          </text:deletion>
        </text:changed-region>
        <text:changed-region xml:id="ct85812272" text:id="ct85812272">
          <text:deletion>
            <office:change-info>
              <dc:creator>Stuart Baker</dc:creator>
              <dc:date>2015-02-07T19:24:00</dc:date>
            </office:change-info>
            <text:p text:style-name="Standard">u</text:p>
          </text:deletion>
        </text:changed-region>
        <text:changed-region xml:id="ct103477824" text:id="ct103477824">
          <text:insertion>
            <office:change-info>
              <dc:creator>Stuart Baker</dc:creator>
              <dc:date>2015-02-07T19:24:00</dc:date>
            </office:change-info>
          </text:insertion>
        </text:changed-region>
        <text:changed-region xml:id="ct108396384" text:id="ct108396384">
          <text:deletion>
            <office:change-info>
              <dc:creator>Stuart Baker</dc:creator>
              <dc:date>2015-02-07T19:24:00</dc:date>
            </office:change-info>
            <text:p text:style-name="Standard">i</text:p>
          </text:deletion>
        </text:changed-region>
        <text:changed-region xml:id="ct103662768" text:id="ct103662768">
          <text:insertion>
            <office:change-info>
              <dc:creator>Stuart Baker</dc:creator>
              <dc:date>2015-02-07T19:24:00</dc:date>
            </office:change-info>
          </text:insertion>
        </text:changed-region>
        <text:changed-region xml:id="ct113367712" text:id="ct113367712">
          <text:insertion>
            <office:change-info>
              <dc:creator>Stuart Baker</dc:creator>
              <dc:date>2015-02-07T19:25:00</dc:date>
            </office:change-info>
          </text:insertion>
        </text:changed-region>
        <text:changed-region xml:id="ct105108352" text:id="ct105108352">
          <text:deletion>
            <office:change-info>
              <dc:creator>Stuart Baker</dc:creator>
              <dc:date>2015-02-07T19:25:00</dc:date>
            </office:change-info>
            <text:p text:style-name="Standard">u</text:p>
          </text:deletion>
        </text:changed-region>
        <text:changed-region xml:id="ct105505904" text:id="ct105505904">
          <text:insertion>
            <office:change-info>
              <dc:creator>Stuart Baker</dc:creator>
              <dc:date>2015-02-07T19:25:00</dc:date>
            </office:change-info>
          </text:insertion>
        </text:changed-region>
        <text:changed-region xml:id="ct113242624" text:id="ct113242624">
          <text:deletion>
            <office:change-info>
              <dc:creator>Stuart Baker</dc:creator>
              <dc:date>2015-02-07T19:25:00</dc:date>
            </office:change-info>
            <text:p text:style-name="Standard">i</text:p>
          </text:deletion>
        </text:changed-region>
        <text:changed-region xml:id="ct104173488" text:id="ct104173488">
          <text:insertion>
            <office:change-info>
              <dc:creator>Stuart Baker</dc:creator>
              <dc:date>2015-02-07T19:25:00</dc:date>
            </office:change-info>
          </text:insertion>
        </text:changed-region>
        <text:changed-region xml:id="ct85717216" text:id="ct85717216">
          <text:deletion>
            <office:change-info>
              <dc:creator>Stuart Baker</dc:creator>
              <dc:date>2015-02-07T19:31:00</dc:date>
            </office:change-info>
            <text:p text:style-name="P1">u</text:p>
          </text:deletion>
        </text:changed-region>
        <text:changed-region xml:id="ct104081248" text:id="ct104081248">
          <text:insertion>
            <office:change-info>
              <dc:creator>Stuart Baker</dc:creator>
              <dc:date>2015-02-07T19:31:00</dc:date>
            </office:change-info>
          </text:insertion>
        </text:changed-region>
        <text:changed-region xml:id="ct101717504" text:id="ct101717504">
          <text:deletion>
            <office:change-info>
              <dc:creator>Stuart Baker</dc:creator>
              <dc:date>2015-02-07T19:31:00</dc:date>
            </office:change-info>
            <text:p text:style-name="P1">i</text:p>
          </text:deletion>
        </text:changed-region>
        <text:changed-region xml:id="ct99350064" text:id="ct99350064">
          <text:insertion>
            <office:change-info>
              <dc:creator>Stuart Baker</dc:creator>
              <dc:date>2015-02-07T19:31:00</dc:date>
            </office:change-info>
          </text:insertion>
        </text:changed-region>
        <text:changed-region xml:id="ct102173504" text:id="ct102173504">
          <text:deletion>
            <office:change-info>
              <dc:creator>Stuart Baker</dc:creator>
              <dc:date>2015-02-07T19:26:00</dc:date>
            </office:change-info>
            <text:p text:style-name="P1">, e.g.</text:p>
          </text:deletion>
        </text:changed-region>
        <text:changed-region xml:id="ct86735472" text:id="ct86735472">
          <text:deletion>
            <office:change-info>
              <dc:creator>Stuart Baker</dc:creator>
              <dc:date>2015-02-07T19:26:00</dc:date>
            </office:change-info>
            <text:p text:style-name="P1">n</text:p>
          </text:deletion>
        </text:changed-region>
        <text:changed-region xml:id="ct93690944" text:id="ct93690944">
          <text:insertion>
            <office:change-info>
              <dc:creator>Stuart Baker</dc:creator>
              <dc:date>2015-02-07T19:26:00</dc:date>
            </office:change-info>
          </text:insertion>
        </text:changed-region>
        <text:changed-region xml:id="ct106904496" text:id="ct106904496">
          <text:deletion>
            <office:change-info>
              <dc:creator>Stuart Baker</dc:creator>
              <dc:date>2015-02-07T19:31:00</dc:date>
            </office:change-info>
            <text:p text:style-name="P1">n</text:p>
          </text:deletion>
        </text:changed-region>
        <text:changed-region xml:id="ct98586144" text:id="ct98586144">
          <text:insertion>
            <office:change-info>
              <dc:creator>Stuart Baker</dc:creator>
              <dc:date>2015-02-07T19:31:00</dc:date>
            </office:change-info>
          </text:insertion>
        </text:changed-region>
        <text:changed-region xml:id="ct102131344" text:id="ct102131344">
          <text:deletion>
            <office:change-info>
              <dc:creator>Stuart Baker</dc:creator>
              <dc:date>2015-02-07T23:10:00</dc:date>
            </office:change-info>
            <text:h text:style-name="Heading_20_3" text:outline-level="3">Unique identifiers a</text:h>
          </text:deletion>
        </text:changed-region>
        <text:changed-region xml:id="ct89488096" text:id="ct89488096">
          <text:insertion>
            <office:change-info>
              <dc:creator>Stuart Baker</dc:creator>
              <dc:date>2015-02-07T23:10:00</dc:date>
            </office:change-info>
          </text:insertion>
        </text:changed-region>
        <text:changed-region xml:id="ct108257440" text:id="ct108257440">
          <text:deletion>
            <office:change-info>
              <dc:creator>Stuart Baker</dc:creator>
              <dc:date>2015-02-07T23:10:00</dc:date>
            </office:change-info>
            <text:h text:style-name="Heading_20_3" text:outline-level="3">s</text:h>
          </text:deletion>
        </text:changed-region>
        <text:changed-region xml:id="ct107732656" text:id="ct107732656">
          <text:insertion>
            <office:change-info>
              <dc:creator>Stuart Baker</dc:creator>
              <dc:date>2015-02-07T23:10:00</dc:date>
            </office:change-info>
          </text:insertion>
        </text:changed-region>
        <text:changed-region xml:id="ct74187776" text:id="ct74187776">
          <text:deletion>
            <office:change-info>
              <dc:creator>Stuart Baker</dc:creator>
              <dc:date>2015-02-07T23:10:00</dc:date>
            </office:change-info>
            <text:h text:style-name="Heading_20_3" text:outline-level="3">r</text:h>
          </text:deletion>
        </text:changed-region>
        <text:changed-region xml:id="ct107478128" text:id="ct107478128">
          <text:insertion>
            <office:change-info>
              <dc:creator>Stuart Baker</dc:creator>
              <dc:date>2015-02-07T23:10:00</dc:date>
            </office:change-info>
          </text:insertion>
        </text:changed-region>
        <text:changed-region xml:id="ct98472320" text:id="ct98472320">
          <text:deletion>
            <office:change-info>
              <dc:creator>Stuart Baker</dc:creator>
              <dc:date>2015-02-07T23:40:00</dc:date>
            </office:change-info>
            <text:h text:style-name="Heading_20_3" text:outline-level="3">-</text:h>
          </text:deletion>
        </text:changed-region>
        <text:changed-region xml:id="ct74183728" text:id="ct74183728">
          <text:deletion>
            <office:change-info>
              <dc:creator>Stuart Baker</dc:creator>
              <dc:date>2015-02-07T23:10:00</dc:date>
            </office:change-info>
            <text:h text:style-name="Heading_20_3" text:outline-level="3">t</text:h>
          </text:deletion>
        </text:changed-region>
        <text:changed-region xml:id="ct74092208" text:id="ct74092208">
          <text:insertion>
            <office:change-info>
              <dc:creator>Stuart Baker</dc:creator>
              <dc:date>2015-02-07T23:40:00</dc:date>
            </office:change-info>
          </text:insertion>
        </text:changed-region>
        <text:changed-region xml:id="ct68438640" text:id="ct68438640">
          <text:deletion>
            <office:change-info>
              <dc:creator>Stuart Baker</dc:creator>
              <dc:date>2015-02-07T19:36:00</dc:date>
            </office:change-info>
            <text:p text:style-name="Standard">48</text:p>
          </text:deletion>
        </text:changed-region>
        <text:changed-region xml:id="ct103493472" text:id="ct103493472">
          <text:insertion>
            <office:change-info>
              <dc:creator>Stuart Baker</dc:creator>
              <dc:date>2015-02-07T19:36:00</dc:date>
            </office:change-info>
          </text:insertion>
        </text:changed-region>
        <text:changed-region xml:id="ct98171104" text:id="ct98171104">
          <text:deletion>
            <office:change-info>
              <dc:creator>Stuart Baker</dc:creator>
              <dc:date>2015-02-07T19:37:00</dc:date>
            </office:change-info>
            <text:p text:style-name="Standard">u</text:p>
          </text:deletion>
        </text:changed-region>
        <text:changed-region xml:id="ct113321776" text:id="ct113321776">
          <text:insertion>
            <office:change-info>
              <dc:creator>Stuart Baker</dc:creator>
              <dc:date>2015-02-07T19:37:00</dc:date>
            </office:change-info>
          </text:insertion>
        </text:changed-region>
        <text:changed-region xml:id="ct103774784" text:id="ct103774784">
          <text:deletion>
            <office:change-info>
              <dc:creator>Stuart Baker</dc:creator>
              <dc:date>2015-02-07T19:37:00</dc:date>
            </office:change-info>
            <text:p text:style-name="Standard">i</text:p>
          </text:deletion>
        </text:changed-region>
        <text:changed-region xml:id="ct108387360" text:id="ct108387360">
          <text:insertion>
            <office:change-info>
              <dc:creator>Stuart Baker</dc:creator>
              <dc:date>2015-02-07T19:37:00</dc:date>
            </office:change-info>
          </text:insertion>
        </text:changed-region>
        <text:changed-region xml:id="ct107891424" text:id="ct107891424">
          <text:deletion>
            <office:change-info>
              <dc:creator>Stuart Baker</dc:creator>
              <dc:date>2015-02-07T19:35:00</dc:date>
            </office:change-info>
            <text:p text:style-name="Standard"><text:s/></text:p>
          </text:deletion>
        </text:changed-region>
        <text:changed-region xml:id="ct89523552" text:id="ct89523552">
          <text:deletion>
            <office:change-info>
              <dc:creator>Stuart Baker</dc:creator>
              <dc:date>2015-02-07T19:35:00</dc:date>
            </office:change-info>
            <text:p text:style-name="Standard">i</text:p>
          </text:deletion>
        </text:changed-region>
        <text:changed-region xml:id="ct113239536" text:id="ct113239536">
          <text:insertion>
            <office:change-info>
              <dc:creator>Stuart Baker</dc:creator>
              <dc:date>2015-02-07T19:35:00</dc:date>
            </office:change-info>
          </text:insertion>
        </text:changed-region>
        <text:changed-region xml:id="ct79014192" text:id="ct79014192">
          <text:deletion>
            <office:change-info>
              <dc:creator>Stuart Baker</dc:creator>
              <dc:date>2015-02-07T22:59:00</dc:date>
            </office:change-info>
            <text:p text:style-name="Standard">u</text:p>
          </text:deletion>
        </text:changed-region>
        <text:changed-region xml:id="ct68775072" text:id="ct68775072">
          <text:insertion>
            <office:change-info>
              <dc:creator>Stuart Baker</dc:creator>
              <dc:date>2015-02-07T22:59:00</dc:date>
            </office:change-info>
          </text:insertion>
        </text:changed-region>
        <text:changed-region xml:id="ct102369344" text:id="ct102369344">
          <text:deletion>
            <office:change-info>
              <dc:creator>Stuart Baker</dc:creator>
              <dc:date>2015-02-07T22:59:00</dc:date>
            </office:change-info>
            <text:p text:style-name="Standard">D</text:p>
          </text:deletion>
        </text:changed-region>
        <text:changed-region xml:id="ct68264304" text:id="ct68264304">
          <text:insertion>
            <office:change-info>
              <dc:creator>Stuart Baker</dc:creator>
              <dc:date>2015-02-07T22:59:00</dc:date>
            </office:change-info>
          </text:insertion>
        </text:changed-region>
        <text:changed-region xml:id="ct88396416" text:id="ct88396416">
          <text:deletion>
            <office:change-info>
              <dc:creator>Stuart Baker</dc:creator>
              <dc:date>2015-02-07T23:00:00</dc:date>
            </office:change-info>
            <text:p text:style-name="Standard">u</text:p>
          </text:deletion>
        </text:changed-region>
        <text:changed-region xml:id="ct103133072" text:id="ct103133072">
          <text:insertion>
            <office:change-info>
              <dc:creator>Stuart Baker</dc:creator>
              <dc:date>2015-02-07T23:00:00</dc:date>
            </office:change-info>
          </text:insertion>
        </text:changed-region>
        <text:changed-region xml:id="ct97742528" text:id="ct97742528">
          <text:deletion>
            <office:change-info>
              <dc:creator>Stuart Baker</dc:creator>
              <dc:date>2015-02-07T23:00:00</dc:date>
            </office:change-info>
            <text:p text:style-name="Standard">D</text:p>
          </text:deletion>
        </text:changed-region>
        <text:changed-region xml:id="ct103158464" text:id="ct103158464">
          <text:insertion>
            <office:change-info>
              <dc:creator>Stuart Baker</dc:creator>
              <dc:date>2015-02-07T23:00:00</dc:date>
            </office:change-info>
          </text:insertion>
        </text:changed-region>
        <text:changed-region xml:id="ct83097488" text:id="ct83097488">
          <text:insertion>
            <office:change-info>
              <dc:creator>Stuart Baker</dc:creator>
              <dc:date>2015-02-07T22:59:00</dc:date>
            </office:change-info>
          </text:insertion>
        </text:changed-region>
        <text:changed-region xml:id="ct78717264" text:id="ct78717264">
          <text:insertion>
            <office:change-info>
              <dc:creator>Stuart Baker</dc:creator>
              <dc:date>2015-02-07T22:59:00</dc:date>
            </office:change-info>
          </text:insertion>
        </text:changed-region>
        <text:changed-region xml:id="ct58058608" text:id="ct58058608">
          <text:deletion>
            <office:change-info>
              <dc:creator>Stuart Baker</dc:creator>
              <dc:date>2015-02-07T23:00:00</dc:date>
            </office:change-info>
            <text:p text:style-name="Standard">ID</text:p>
          </text:deletion>
        </text:changed-region>
        <text:changed-region xml:id="ct98632400" text:id="ct98632400">
          <text:insertion>
            <office:change-info>
              <dc:creator>Stuart Baker</dc:creator>
              <dc:date>2015-02-07T23:00:00</dc:date>
            </office:change-info>
          </text:insertion>
        </text:changed-region>
        <text:changed-region xml:id="ct103613872" text:id="ct103613872">
          <text:deletion>
            <office:change-info>
              <dc:creator>Stuart Baker</dc:creator>
              <dc:date>2015-02-07T23:00:00</dc:date>
            </office:change-info>
            <text:p text:style-name="Standard">they</text:p>
          </text:deletion>
        </text:changed-region>
        <text:changed-region xml:id="ct97752768" text:id="ct97752768">
          <text:insertion>
            <office:change-info>
              <dc:creator>Stuart Baker</dc:creator>
              <dc:date>2015-02-07T23:00:00</dc:date>
            </office:change-info>
          </text:insertion>
        </text:changed-region>
        <text:changed-region xml:id="ct102320416" text:id="ct102320416">
          <text:insertion>
            <office:change-info>
              <dc:creator>Stuart Baker</dc:creator>
              <dc:date>2015-02-07T23:00:00</dc:date>
            </office:change-info>
          </text:insertion>
        </text:changed-region>
        <text:changed-region xml:id="ct69808192" text:id="ct69808192">
          <text:deletion>
            <office:change-info>
              <dc:creator>Stuart Baker</dc:creator>
              <dc:date>2015-02-07T23:00:00</dc:date>
            </office:change-info>
            <text:p text:style-name="Standard">u</text:p>
          </text:deletion>
        </text:changed-region>
        <text:changed-region xml:id="ct77295936" text:id="ct77295936">
          <text:insertion>
            <office:change-info>
              <dc:creator>Stuart Baker</dc:creator>
              <dc:date>2015-02-07T23:00:00</dc:date>
            </office:change-info>
          </text:insertion>
        </text:changed-region>
        <text:changed-region xml:id="ct79204176" text:id="ct79204176">
          <text:deletion>
            <office:change-info>
              <dc:creator>Stuart Baker</dc:creator>
              <dc:date>2015-02-07T23:00:00</dc:date>
            </office:change-info>
            <text:p text:style-name="Standard">D</text:p>
          </text:deletion>
        </text:changed-region>
        <text:changed-region xml:id="ct99421552" text:id="ct99421552">
          <text:insertion>
            <office:change-info>
              <dc:creator>Stuart Baker</dc:creator>
              <dc:date>2015-02-07T23:00:00</dc:date>
            </office:change-info>
          </text:insertion>
        </text:changed-region>
        <text:changed-region xml:id="ct98167824" text:id="ct98167824">
          <text:deletion>
            <office:change-info>
              <dc:creator>Stuart Baker</dc:creator>
              <dc:date>2015-02-07T23:00:00</dc:date>
            </office:change-info>
            <text:p text:style-name="Standard">u</text:p>
          </text:deletion>
        </text:changed-region>
        <text:changed-region xml:id="ct61564512" text:id="ct61564512">
          <text:insertion>
            <office:change-info>
              <dc:creator>Stuart Baker</dc:creator>
              <dc:date>2015-02-07T23:00:00</dc:date>
            </office:change-info>
          </text:insertion>
        </text:changed-region>
        <text:changed-region xml:id="ct99267536" text:id="ct99267536">
          <text:deletion>
            <office:change-info>
              <dc:creator>Stuart Baker</dc:creator>
              <dc:date>2015-02-07T23:00:00</dc:date>
            </office:change-info>
            <text:p text:style-name="Standard">D</text:p>
          </text:deletion>
        </text:changed-region>
        <text:changed-region xml:id="ct102415216" text:id="ct102415216">
          <text:insertion>
            <office:change-info>
              <dc:creator>Stuart Baker</dc:creator>
              <dc:date>2015-02-07T23:00:00</dc:date>
            </office:change-info>
          </text:insertion>
        </text:changed-region>
        <text:changed-region xml:id="ct69792992" text:id="ct69792992">
          <text:deletion>
            <office:change-info>
              <dc:creator>Stuart Baker</dc:creator>
              <dc:date>2015-02-07T23:01:00</dc:date>
            </office:change-info>
            <text:p text:style-name="Standard">n ID</text:p>
          </text:deletion>
        </text:changed-region>
        <text:changed-region xml:id="ct98600608" text:id="ct98600608">
          <text:insertion>
            <office:change-info>
              <dc:creator>Stuart Baker</dc:creator>
              <dc:date>2015-02-07T23:01:00</dc:date>
            </office:change-info>
          </text:insertion>
        </text:changed-region>
        <text:changed-region xml:id="ct103062192" text:id="ct103062192">
          <text:deletion>
            <office:change-info>
              <dc:creator>Stuart Baker</dc:creator>
              <dc:date>2015-02-07T23:01:00</dc:date>
            </office:change-info>
            <text:p text:style-name="Standard">boil</text:p>
          </text:deletion>
        </text:changed-region>
        <text:changed-region xml:id="ct73324832" text:id="ct73324832">
          <text:insertion>
            <office:change-info>
              <dc:creator>Stuart Baker</dc:creator>
              <dc:date>2015-02-07T23:01:00</dc:date>
            </office:change-info>
          </text:insertion>
        </text:changed-region>
        <text:changed-region xml:id="ct76477664" text:id="ct76477664">
          <text:deletion>
            <office:change-info>
              <dc:creator>Stuart Baker</dc:creator>
              <dc:date>2015-02-07T23:01:00</dc:date>
            </office:change-info>
            <text:p text:style-name="Standard"><text:span text:style-name="T7"><text:s/>down</text:span></text:p>
          </text:deletion>
        </text:changed-region>
        <text:changed-region xml:id="ct98217584" text:id="ct98217584">
          <text:deletion>
            <office:change-info>
              <dc:creator>Stuart Baker</dc:creator>
              <dc:date>2015-02-07T23:01:00</dc:date>
            </office:change-info>
            <text:p text:style-name="Standard">to</text:p>
          </text:deletion>
        </text:changed-region>
        <text:changed-region xml:id="ct73426672" text:id="ct73426672">
          <text:deletion>
            <office:change-info>
              <dc:creator>Stuart Baker</dc:creator>
              <dc:date>2015-02-07T23:01:00</dc:date>
            </office:change-info>
            <text:p text:style-name="Standard">u</text:p>
          </text:deletion>
        </text:changed-region>
        <text:changed-region xml:id="ct70149328" text:id="ct70149328">
          <text:insertion>
            <office:change-info>
              <dc:creator>Stuart Baker</dc:creator>
              <dc:date>2015-02-07T23:01:00</dc:date>
            </office:change-info>
          </text:insertion>
        </text:changed-region>
        <text:changed-region xml:id="ct82606192" text:id="ct82606192">
          <text:deletion>
            <office:change-info>
              <dc:creator>Stuart Baker</dc:creator>
              <dc:date>2015-02-07T23:01:00</dc:date>
            </office:change-info>
            <text:p text:style-name="Standard">i</text:p>
          </text:deletion>
        </text:changed-region>
        <text:changed-region xml:id="ct107775680" text:id="ct107775680">
          <text:insertion>
            <office:change-info>
              <dc:creator>Stuart Baker</dc:creator>
              <dc:date>2015-02-07T23:01:00</dc:date>
            </office:change-info>
          </text:insertion>
        </text:changed-region>
        <text:changed-region xml:id="ct82588496" text:id="ct82588496">
          <text:insertion>
            <office:change-info>
              <dc:creator>Stuart Baker</dc:creator>
              <dc:date>2015-02-07T23:13:00</dc:date>
            </office:change-info>
          </text:insertion>
        </text:changed-region>
        <text:changed-region xml:id="ct107314928" text:id="ct107314928">
          <text:deletion>
            <office:change-info>
              <dc:creator>Stuart Baker</dc:creator>
              <dc:date>2015-02-07T23:11:00</dc:date>
            </office:change-info>
            <text:h text:style-name="P3" text:outline-level="3"><text:span text:style-name="T8">Globally defined </text:span></text:h>
          </text:deletion>
        </text:changed-region>
        <text:changed-region xml:id="ct99349392" text:id="ct99349392">
          <text:deletion>
            <office:change-info>
              <dc:creator>Stuart Baker</dc:creator>
              <dc:date>2015-02-07T23:01:00</dc:date>
            </office:change-info>
            <text:h text:style-name="P3" text:outline-level="3"><text:span text:style-name="T8">u</text:span></text:h>
          </text:deletion>
        </text:changed-region>
        <text:changed-region xml:id="ct107392704" text:id="ct107392704">
          <text:deletion>
            <office:change-info>
              <dc:creator>Stuart Baker</dc:creator>
              <dc:date>2015-02-07T23:11:00</dc:date>
            </office:change-info>
            <text:h text:style-name="P3" text:outline-level="3"><text:span text:style-name="T8">nique </text:span></text:h>
          </text:deletion>
        </text:changed-region>
        <text:changed-region xml:id="ct94195312" text:id="ct94195312">
          <text:deletion>
            <office:change-info>
              <dc:creator>Stuart Baker</dc:creator>
              <dc:date>2015-02-07T23:02:00</dc:date>
            </office:change-info>
            <text:h text:style-name="P3" text:outline-level="3"><text:span text:style-name="T8">i</text:span></text:h>
          </text:deletion>
        </text:changed-region>
        <text:changed-region xml:id="ct106602672" text:id="ct106602672">
          <text:deletion>
            <office:change-info>
              <dc:creator>Stuart Baker</dc:creator>
              <dc:date>2015-02-07T23:11:00</dc:date>
            </office:change-info>
            <text:h text:style-name="Heading_20_3" text:outline-level="3"><text:span text:style-name="T8">dentifiers</text:span></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4"><text:span text:style-name="T8">Note that the detailed use of these identifiers </text:span><text:span text:style-name="T9">is specified elsewhere. In some cases, the protocols are still being developed, and the entry here is just reserving a range for a specific future use.</text:span></text:p>
          </text:deletion>
        </text:changed-region>
        <text:changed-region xml:id="ct73704384" text:id="ct73704384">
          <text:deletion>
            <office:change-info>
              <dc:creator>Stuart Baker</dc:creator>
              <dc:date>2015-02-07T23:12:00</dc:date>
            </office:change-info>
            <text:p text:style-name="P4"/>
            <text:p text:style-name="P4"><text:span text:style-name="T10"/></text:p>
          </text:deletion>
        </text:changed-region>
        <text:changed-region xml:id="ct106300464" text:id="ct106300464">
          <text:deletion>
            <office:change-info>
              <dc:creator>Stuart Baker</dc:creator>
              <dc:date>2015-02-07T23:26:00</dc:date>
            </office:change-info>
            <text:p text:style-name="P4">Unique identifiers assigned for use with locomotive control systems</text:p>
          </text:deletion>
        </text:changed-region>
        <text:changed-region xml:id="ct71628048" text:id="ct71628048">
          <text:insertion>
            <office:change-info>
              <dc:creator>Stuart Baker</dc:creator>
              <dc:date>2015-02-07T23:26:00</dc:date>
            </office:change-info>
          </text:insertion>
        </text:changed-region>
        <text:changed-region xml:id="ct82666224" text:id="ct82666224">
          <text:deletion>
            <office:change-info>
              <dc:creator>Stuart Baker</dc:creator>
              <dc:date>2015-02-07T23:27:00</dc:date>
            </office:change-info>
            <text:p text:style-name="Standard">u</text:p>
          </text:deletion>
        </text:changed-region>
        <text:changed-region xml:id="ct78428096" text:id="ct78428096">
          <text:insertion>
            <office:change-info>
              <dc:creator>Stuart Baker</dc:creator>
              <dc:date>2015-02-07T23:27:00</dc:date>
            </office:change-info>
          </text:insertion>
        </text:changed-region>
        <text:changed-region xml:id="ct103429536" text:id="ct103429536">
          <text:deletion>
            <office:change-info>
              <dc:creator>Stuart Baker</dc:creator>
              <dc:date>2015-02-07T23:27:00</dc:date>
            </office:change-info>
            <text:p text:style-name="Standard">i</text:p>
          </text:deletion>
        </text:changed-region>
        <text:changed-region xml:id="ct102217536" text:id="ct102217536">
          <text:insertion>
            <office:change-info>
              <dc:creator>Stuart Baker</dc:creator>
              <dc:date>2015-02-07T23:27:00</dc:date>
            </office:change-info>
          </text:insertion>
        </text:changed-region>
        <text:changed-region xml:id="ct105131904" text:id="ct105131904">
          <text:insertion>
            <office:change-info>
              <dc:creator>Stuart Baker</dc:creator>
              <dc:date>2015-02-07T23:28:00</dc:date>
            </office:change-info>
          </text:insertion>
        </text:changed-region>
        <text:changed-region xml:id="ct91663824" text:id="ct91663824">
          <text:insertion>
            <office:change-info>
              <dc:creator>Stuart Baker</dc:creator>
              <dc:date>2015-02-07T23:29:00</dc:date>
            </office:change-info>
          </text:insertion>
        </text:changed-region>
        <text:changed-region xml:id="ct113354208" text:id="ct113354208">
          <text:insertion>
            <office:change-info>
              <dc:creator>Stuart Baker</dc:creator>
              <dc:date>2015-02-07T23:30:00</dc:date>
            </office:change-info>
          </text:insertion>
        </text:changed-region>
        <text:changed-region xml:id="ct99232864" text:id="ct99232864">
          <text:insertion>
            <office:change-info>
              <dc:creator>Stuart Baker</dc:creator>
              <dc:date>2015-02-07T23:31:00</dc:date>
            </office:change-info>
          </text:insertion>
        </text:changed-region>
        <text:changed-region xml:id="ct73504704" text:id="ct73504704">
          <text:insertion>
            <office:change-info>
              <dc:creator>Stuart Baker</dc:creator>
              <dc:date>2015-02-07T23:32:00</dc:date>
            </office:change-info>
          </text:insertion>
        </text:changed-region>
        <text:changed-region xml:id="ct103317040" text:id="ct103317040">
          <text:insertion>
            <office:change-info>
              <dc:creator>Stuart Baker</dc:creator>
              <dc:date>2015-02-07T23:33:00</dc:date>
            </office:change-info>
          </text:insertion>
        </text:changed-region>
        <text:changed-region xml:id="ct73141424" text:id="ct73141424">
          <text:deletion>
            <office:change-info>
              <dc:creator>Stuart Baker</dc:creator>
              <dc:date>2015-02-07T23:13:00</dc:date>
            </office:change-info>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0">the</text:span> requestor has identified himself. The 24-bit blocks are slightly scarcer, but there are still almost 2<text:span text:style-name="T11">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
          </text:deletion>
        </text:changed-region>
        <text:changed-region xml:id="ct84605584" text:id="ct84605584">
          <text:deletion>
            <office:change-info>
              <dc:creator>Stuart Baker</dc:creator>
              <dc:date>2015-02-07T23:35:00</dc:date>
            </office:change-info>
            <text:h text:style-name="Heading_20_3" text:outline-level="3">u</text:h>
          </text:deletion>
        </text:changed-region>
        <text:changed-region xml:id="ct59599808" text:id="ct59599808">
          <text:insertion>
            <office:change-info>
              <dc:creator>Stuart Baker</dc:creator>
              <dc:date>2015-02-07T23:35:00</dc:date>
            </office:change-info>
          </text:insertion>
        </text:changed-region>
        <text:changed-region xml:id="ct113090064" text:id="ct113090064">
          <text:deletion>
            <office:change-info>
              <dc:creator>Stuart Baker</dc:creator>
              <dc:date>2015-02-07T23:35:00</dc:date>
            </office:change-info>
            <text:h text:style-name="Heading_20_3" text:outline-level="3">i</text:h>
          </text:deletion>
        </text:changed-region>
        <text:changed-region xml:id="ct69898896" text:id="ct69898896">
          <text:insertion>
            <office:change-info>
              <dc:creator>Stuart Baker</dc:creator>
              <dc:date>2015-02-07T23:35:00</dc:date>
            </office:change-info>
          </text:insertion>
        </text:changed-region>
        <text:changed-region xml:id="ct73901664" text:id="ct73901664">
          <text:insertion>
            <office:change-info>
              <dc:creator>Stuart Baker</dc:creator>
              <dc:date>2015-02-07T23:37:00</dc:date>
            </office:change-info>
          </text:insertion>
        </text:changed-region>
        <text:changed-region xml:id="ct102281744" text:id="ct102281744">
          <text:insertion>
            <office:change-info>
              <dc:creator>Stuart Baker</dc:creator>
              <dc:date>2015-02-07T23:38:00</dc:date>
            </office:change-info>
          </text:insertion>
        </text:changed-region>
        <text:changed-region xml:id="ct73616480" text:id="ct73616480">
          <text:insertion>
            <office:change-info>
              <dc:creator>Stuart Baker</dc:creator>
              <dc:date>2015-02-07T23:39:00</dc:date>
            </office:change-info>
          </text:insertion>
        </text:changed-region>
        <text:changed-region xml:id="ct68322848" text:id="ct68322848">
          <text:insertion>
            <office:change-info>
              <dc:creator>Stuart Baker</dc:creator>
              <dc:date>2015-02-07T23:40:00</dc:date>
            </office:change-info>
          </text:insertion>
        </text:changed-region>
        <text:changed-region xml:id="ct105653552" text:id="ct105653552">
          <text:insertion>
            <office:change-info>
              <dc:creator>Stuart Baker</dc:creator>
              <dc:date>2015-02-07T23:41:00</dc:date>
            </office:change-info>
          </text:insertion>
        </text:changed-region>
        <text:changed-region xml:id="ct104711296" text:id="ct104711296">
          <text:insertion>
            <office:change-info>
              <dc:creator>Stuart Baker</dc:creator>
              <dc:date>2015-02-07T23:42:00</dc:date>
            </office:change-info>
          </text:insertion>
        </text:changed-region>
        <text:changed-region xml:id="ct74682128" text:id="ct74682128">
          <text:insertion>
            <office:change-info>
              <dc:creator>Stuart Baker</dc:creator>
              <dc:date>2015-02-07T23:43:00</dc:date>
            </office:change-info>
          </text:insertion>
        </text:changed-region>
        <text:changed-region xml:id="ct104265040" text:id="ct104265040">
          <text:insertion>
            <office:change-info>
              <dc:creator>Stuart Baker</dc:creator>
              <dc:date>2015-02-07T23:44:00</dc:date>
            </office:change-info>
          </text:insertion>
        </text:changed-region>
        <text:changed-region xml:id="ct103268192" text:id="ct103268192">
          <text:insertion>
            <office:change-info>
              <dc:creator>Stuart Baker</dc:creator>
              <dc:date>2015-02-07T23:45:00</dc:date>
            </office:change-info>
          </text:insertion>
        </text:changed-region>
        <text:changed-region xml:id="ct106981424" text:id="ct106981424">
          <text:insertion>
            <office:change-info>
              <dc:creator>Stuart Baker</dc:creator>
              <dc:date>2015-02-07T23:46:00</dc:date>
            </office:change-info>
          </text:insertion>
        </text:changed-region>
        <text:changed-region xml:id="ct74132112" text:id="ct74132112">
          <text:insertion>
            <office:change-info>
              <dc:creator>Stuart Baker</dc:creator>
              <dc:date>2015-02-07T23:47:00</dc:date>
            </office:change-info>
          </text:insertion>
        </text:changed-region>
        <text:changed-region xml:id="ct106607040" text:id="ct106607040">
          <text:insertion>
            <office:change-info>
              <dc:creator>Stuart Baker</dc:creator>
              <dc:date>2015-02-07T23:48:00</dc:date>
            </office:change-info>
          </text:insertion>
        </text:changed-region>
        <text:changed-region xml:id="ct98468768" text:id="ct98468768">
          <text:insertion>
            <office:change-info>
              <dc:creator>Stuart Baker</dc:creator>
              <dc:date>2015-02-07T23:49:00</dc:date>
            </office:change-info>
          </text:insertion>
        </text:changed-region>
        <text:changed-region xml:id="ct72072464" text:id="ct72072464">
          <text:deletion>
            <office:change-info>
              <dc:creator>Stuart Baker</dc:creator>
              <dc:date>2015-02-07T23:35:00</dc:date>
            </office:change-info>
            <text:p text:style-name="Standard">u</text:p>
          </text:deletion>
        </text:changed-region>
        <text:changed-region xml:id="ct105183072" text:id="ct105183072">
          <text:insertion>
            <office:change-info>
              <dc:creator>Stuart Baker</dc:creator>
              <dc:date>2015-02-07T23:35:00</dc:date>
            </office:change-info>
          </text:insertion>
        </text:changed-region>
        <text:changed-region xml:id="ct104452272" text:id="ct104452272">
          <text:deletion>
            <office:change-info>
              <dc:creator>Stuart Baker</dc:creator>
              <dc:date>2015-02-07T23:35:00</dc:date>
            </office:change-info>
            <text:p text:style-name="Standard">D</text:p>
          </text:deletion>
        </text:changed-region>
        <text:changed-region xml:id="ct70357904" text:id="ct70357904">
          <text:insertion>
            <office:change-info>
              <dc:creator>Stuart Baker</dc:creator>
              <dc:date>2015-02-07T23:35:00</dc:date>
            </office:change-info>
          </text:insertion>
        </text:changed-region>
        <text:changed-region xml:id="ct113236944" text:id="ct113236944">
          <text:deletion>
            <office:change-info>
              <dc:creator>Stuart Baker</dc:creator>
              <dc:date>2015-02-07T23:36:00</dc:date>
            </office:change-info>
            <text:p text:style-name="Standard">requestors.</text:p>
          </text:deletion>
        </text:changed-region>
        <text:changed-region xml:id="ct75336096" text:id="ct75336096">
          <text:insertion>
            <office:change-info>
              <dc:creator>Stuart Baker</dc:creator>
              <dc:date>2015-02-07T2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Unique Identifiers Standard”. This explanation is not normative in any way.<text:change text:change-id="ct102656704"/><text:change text:change-id="ct104326880"/><text:change text:change-id="ct55530368"/><text:change text:change-id="ct103506384"/><text:change text:change-id="ct102487824"/><text:change text:change-id="ct87654288"/><text:change text:change-id="ct105940592"/><text:change text:change-id="ct102777952"/><text:change text:change-id="ct73990368"/><text:change text:change-id="ct55739296"/><text:change text:change-id="ct84466320"/><text:change text:change-id="ct61517648"/><text:change text:change-id="ct102626368"/><text:change text:change-id="ct104540752"/><text:change text:change-id="ct77624192"/></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98977536"/></text:h>
      <text:p text:style-name="P16">Originally, OpenLCB was defined in terms of 48-bit unique “<text:span text:style-name="T1">N</text:span>ode IDs”. <text:s/>Other uses were found for these IDs that didn't associate them with a specific node, which demonstrated the need for <text:span text:style-name="T1">U</text:span>nique I<text:span text:style-name="T1">dentifier</text:span>s beyond just <text:span text:style-name="T1">N</text:span>ode IDs. <text:s/>Therefore, the Standard and this Technical Note are generally written in terms of <text:span text:style-name="T1">U</text:span>nique I<text:span text:style-name="T1">dentifier</text:span>s, which includes <text:span text:style-name="T1">N</text:span>ode IDs usage.<text:change-end text:change-id="ct98977536"/></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text:change text:change-id="ct91595488"/><text:change-start text:change-id="ct105698368"/> <text:span text:style-name="T2">i</text:span><text:change-end text:change-id="ct105698368"/>s best if nodes are given a completely <text:change text:change-id="ct102403136"/><text:change-start text:change-id="ct102004880"/><text:span text:style-name="T2">u</text:span><text:change-end text:change-id="ct102004880"/>nique <text:change text:change-id="ct82353440"/><text:change-start text:change-id="ct104199248"/><text:span text:style-name="T2">identifier</text:span><text:change-end text:change-id="ct104199248"/> when manufactured, so there's no need to ever detect and resolve a conflict. </text:p>
      <text:h text:style-name="P29" text:outline-level="2">References and Context<text:change-start text:change-id="ct105419168"/></text:h>
      <text:p text:style-name="Standard">This <text:span text:style-name="T2">technical note</text:span> is in the context of the <text:span text:style-name="T23">following </text:span>OpenLCB <text:span text:style-name="T23">Standards:</text:span></text:p>
      <text:list xml:id="list8809822907950978925" text:style-name="L4">
        <text:list-item>
          <text:p text:style-name="P18">The Message Network Standard, which <text:span text:style-name="T24">defines the basic messages and how they interact. Higher-level protocols are based on this message network, but are defined elsewhere.</text:span></text:p>
        </text:list-item>
        <text:list-item>
          <text:p text:style-name="P17"><text:span text:style-name="T22">The Event Identification Standard, which defines the well-known Events Identifiers.</text:span><text:change-end text:change-id="ct105419168"/></text:p>
        </text:list-item>
      </text:list>
      <text:h text:style-name="Heading_20_2" text:outline-level="2">Content and Format</text:h>
      <text:p text:style-name="Standard">The Standards don't require any particular human-readable format for input and output, but hex-pairs with separators<text:change text:change-id="ct70201712"/><text:change-start text:change-id="ct105976256"/> <text:span text:style-name="T2">(example:</text:span><text:change-end text:change-id="ct105976256"/><text:change text:change-id="ct102065984"/> <text:change-start text:change-id="ct99105440"/><text:s/><text:change-end text:change-id="ct99105440"/>01.AB.34.01.CD.E3<text:change text:change-id="ct101933520"/><text:change-start text:change-id="ct73797120"/><text:span text:style-name="T2">) </text:span><text:change-end text:change-id="ct73797120"/>are recommended by the Common Information TN. If<text:span text:style-name="T10"> any other format is used, including </text:span>decimal pairs, it's very important to make it clear how to interpret it.</text:p>
      <text:p text:style-name="Standard"><text:soft-page-break/>There are many methods to store a <text:change text:change-id="ct76599760"/><text:change-start text:change-id="ct112986864"/><text:span text:style-name="T25">U</text:span><text:change-end text:change-id="ct112986864"/>nique <text:change text:change-id="ct68779056"/><text:change-start text:change-id="ct108067120"/><text:span text:style-name="T25">I</text:span><text:change-end text:change-id="ct108067120"/>dentifier, and that's not constrained by this Standard. It could be stored in a non-volatile memory, as jumpers on a board, etc.</text:p>
      <text:h text:style-name="Heading_20_2" text:outline-level="2">Allocation</text:h>
      <text:p text:style-name="Standard">Unique I<text:change text:change-id="ct104408960"/><text:change-start text:change-id="ct103992832"/><text:span text:style-name="T3">dentifier</text:span><text:change-end text:change-id="ct103992832"/>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text:change-start text:change-id="ct79152160"/><text:span text:style-name="T3">eventually </text:span><text:change-end text:change-id="ct79152160"/>be recorded <text:change text:change-id="ct102139584"/><text:change-start text:change-id="ct104732656"/><text:span text:style-name="T3">in the Unique Identifier Standard</text:span><text:change-end text:change-id="ct104732656"/><text:change text:change-id="ct107981728"/><text:change-start text:change-id="ct84107536"/><text:span text:style-name="T3">.</text:span><text:change-end text:change-id="ct84107536"/><text:change-start text:change-id="ct108107728"/><text:span text:style-name="T3"> <text:s/>The OpenLCB organization reserves the right to allocate Unique Identifiers within a separate database</text:span><text:change-end text:change-id="ct108107728"/><text:change-start text:change-id="ct108385424"/><text:span text:style-name="T3"> in real-time and periodically update the Unique Identifier Standard document from this database. <text:s/>In the u</text:span><text:change-end text:change-id="ct108385424"/><text:change-start text:change-id="ct108389136"/><text:span text:style-name="T3">nlikely event that a conflict shall arise between OpenLCB managed real-time database and the Unique Identifiers Standard, the Unique Idenifiers Standard</text:span><text:change-end text:change-id="ct108389136"/><text:change-start text:change-id="ct107960016"/><text:span text:style-name="T3">, the Unique Identifiers Standard document represents the true allocation.</text:span><text:change-end text:change-id="ct107960016"/></text:p>
      <text:p text:style-name="Standard">One of the reasons for having a long, 48-bit <text:change text:change-id="ct85249760"/><text:change-start text:change-id="ct107907296"/><text:span text:style-name="T5">U</text:span><text:change-end text:change-id="ct107907296"/>nique <text:change text:change-id="ct105739504"/><text:change-start text:change-id="ct102368432"/><text:span text:style-name="T5">I</text:span><text:change-end text:change-id="ct102368432"/>dentifier space is to make it easier to use a delegation system like this. <text:s/>Because there are a lot of possible <text:change text:change-id="ct99309040"/><text:change-start text:change-id="ct69763168"/><text:span text:style-name="T5">U</text:span><text:change-end text:change-id="ct69763168"/>nique <text:change text:change-id="ct106959504"/><text:change-start text:change-id="ct113176608"/><text:span text:style-name="T5">I</text:span><text:change-end text:change-id="ct113176608"/>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text:change text:change-id="ct107946144"/>16<text:change-start text:change-id="ct98383376"/>%<text:change-end text:change-id="ct98383376"/> of the available <text:change text:change-id="ct104515792"/><text:change-start text:change-id="ct98509616"/><text:span text:style-name="T5">U</text:span><text:change-end text:change-id="ct98509616"/>nique <text:change text:change-id="ct106164512"/><text:change-start text:change-id="ct70272240"/><text:span text:style-name="T5">I</text:span><text:change-end text:change-id="ct70272240"/>dentifier space.</text:p>
      <text:p text:style-name="Standard">In the<text:change text:change-id="ct102827120"/> delegated assignments, the lower order byte(s) are self-assigned. The value of zero should be reserved, indicating that a number within the range hasn't been assigned. </text:p>
      <text:p text:style-name="P1">The high byte of each range is different for each type of assignment, making it easy to determine the allocation pattern in use for a particular <text:change text:change-id="ct73394272"/><text:change-start text:change-id="ct104439856"/><text:span text:style-name="T5">U</text:span><text:change-end text:change-id="ct104439856"/>nique<text:change text:change-id="ct103602240"/><text:change-start text:change-id="ct108066544"/> <text:change-end text:change-id="ct108066544"/><text:change text:change-id="ct75129712"/><text:change-start text:change-id="ct98426160"/><text:span text:style-name="T5">I</text:span><text:change-end text:change-id="ct98426160"/>dentifier.</text:p>
      <text:p text:style-name="P1">Allocations are meant to be unique forever, so the specification requires that new allocation ranges not overlap existing ones, and allocation regions not be reused later.</text:p>
      <text:h text:style-name="P32" text:outline-level="3">Globally defined <text:span text:style-name="T34">U</text:span>nique <text:span text:style-name="T34">I</text:span>dentifiers</text:h>
      <text:p text:style-name="P20">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0">is specified elsewhere. In some cases, the protocols are still being developed, and the entry here is just reserving a range for a specific future use.</text:span><text:change-start text:change-id="ct98511152"/>Manufacturer Specific<text:change-end text:change-id="ct98511152"/></text:p>
      <text:p text:style-name="Standard">faults” doesn't lose<text:change-start text:change-id="ct106989680"/> the self-assigne<text:change-end text:change-id="ct106989680"/>d part of the Node ID<text:change text:change-id="ct105708368"/><text:change-start text:change-id="ct108220352"/> (example:<text:change-end text:change-id="ct108220352"/><text:change text:change-id="ct108119120"/> <text:change-start text:change-id="ct105150528"/><text:s/><text:change-end text:change-id="ct105150528"/>the serial number<text:change-start text:change-id="ct62242592"/>)<text:change-end text:change-id="ct62242592"/>.<text:change-start text:change-id="ct57981616"/></text:p>
      <text:h text:style-name="P33" text:outline-level="3">Well-Known Global Identifiers</text:h>
      <text:p text:style-name="P20">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27">Note that the detailed use of these identifiers <text:span text:style-name="T10">is specified elsewhere. In some cases, the protocols are still being developed, and the entry here is just reserving a range for a specific future use.</text:span><text:change-end text:change-id="ct57981616"/></text:p>
      <text:h text:style-name="P2" text:outline-level="3"><text:change text:change-id="ct74642960"/><text:change-start text:change-id="ct83102800"/><text:soft-page-break/>Self-A<text:change-end text:change-id="ct83102800"/><text:change-start text:change-id="ct98326256"/>ssigning Groups<text:change-end text:change-id="ct98326256"/></text:h>
      <text:p text:style-name="Standard">MERG kit builders and others would like to assign their own identifiers without going through a complicated process. To make this possible without any interaction with anybody, these <text:change text:change-id="ct108049856"/><text:change-start text:change-id="ct102853344"/><text:span text:style-name="T6">groups</text:span><text:change-end text:change-id="ct102853344"/> are assigned identifier ranges that involve their member number in the organization. A member may assign any identifier from this range to the node(s) they produce, provided that each identifier is assigned to at most one node. A range of 255 identifiers per member is <text:change-start text:change-id="ct108059888"/><text:span text:style-name="T6">typically </text:span><text:change-end text:change-id="ct108059888"/>sufficient for hobby usage<text:change text:change-id="ct105329280"/><text:change-start text:change-id="ct74469936"/>. <text:s/><text:span text:style-name="T6">Should a hobbyit exhaust their assigned range,</text:span><text:change-end text:change-id="ct74469936"/><text:change text:change-id="ct102111808"/> the hobbyist can get another, larger assignment. It's also convenient to give hobbyists a byte as their range. </text:p>
      <text:p text:style-name="Standard">Each organization is assigned a unique high-order two bytes. The organization member number is given 24 bits. <text:s text:c="2"/>Byte 2 of the <text:change text:change-id="ct107975616"/><text:change-start text:change-id="ct108090224"/><text:span text:style-name="T29">U</text:span><text:change-end text:change-id="ct108090224"/>nique <text:change text:change-id="ct105820416"/><text:change-start text:change-id="ct102277280"/><text:span text:style-name="T29">I</text:span><text:change-end text:change-id="ct102277280"/>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text:change text:change-id="ct107971568"/> non-technical reasons for wishing to use those same mechanisms to assign OpenLCB unique identifiers. Ranges of OpenLCB <text:change text:change-id="ct85812272"/><text:change-start text:change-id="ct103477824"/><text:span text:style-name="T29">U</text:span><text:change-end text:change-id="ct103477824"/>nique <text:change text:change-id="ct108396384"/><text:change-start text:change-id="ct103662768"/><text:span text:style-name="T29">I</text:span><text:change-end text:change-id="ct103662768"/>dentifier ranges can be assigned to these<text:change-start text:change-id="ct113367712"/> <text:span text:style-name="T29">groups</text:span><text:change-end text:change-id="ct113367712"/>, so that when people then use the group's mechanism to select a value within that range, the result will be a properly unique OpenLCB <text:change text:change-id="ct105108352"/><text:change-start text:change-id="ct105505904"/><text:span text:style-name="T29">U</text:span><text:change-end text:change-id="ct105505904"/>nique <text:change text:change-id="ct113242624"/><text:change-start text:change-id="ct104173488"/><text:span text:style-name="T29">I</text:span><text:change-end text:change-id="ct104173488"/>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0">the</text:span> Standard.</text:p>
      <text:p text:style-name="P1">If the user is involved in determining the <text:change text:change-id="ct85717216"/><text:change-start text:change-id="ct104081248"/><text:span text:style-name="T31">U</text:span><text:change-end text:change-id="ct104081248"/>nique <text:change text:change-id="ct101717504"/><text:change-start text:change-id="ct99350064"/><text:span text:style-name="T31">I</text:span><text:change-end text:change-id="ct99350064"/>dentifier for a node (the Node ID)<text:change text:change-id="ct102173504"/> by setting switches, the possibility of duplicated <text:change text:change-id="ct86735472"/><text:change-start text:change-id="ct93690944"/><text:span text:style-name="T30">N</text:span><text:change-end text:change-id="ct93690944"/>ode IDs must be considered. Users make mistakes. To reduce user frustration, the node should provide a user-visible way to indicating a duplicate has been seen, and should fully implement the relevant wire-protocol-specific methods for detecting duplicate <text:change text:change-id="ct106904496"/><text:change-start text:change-id="ct98586144"/><text:span text:style-name="T31">N</text:span><text:change-end text:change-id="ct98586144"/>ode IDs.</text:p>
      <text:h text:style-name="Heading_20_3" text:outline-level="3"><text:bookmark-start text:name="__RefHeading__15522_1506266223"/><text:change text:change-id="ct102131344"/><text:change-start text:change-id="ct89488096"/><text:span text:style-name="T36">A</text:span><text:change-end text:change-id="ct89488096"/>ssigned by <text:change text:change-id="ct108257440"/><text:change-start text:change-id="ct107732656"/><text:span text:style-name="T36">S</text:span><text:change-end text:change-id="ct107732656"/>oftware at <text:change text:change-id="ct74187776"/><text:change-start text:change-id="ct107478128"/><text:span text:style-name="T36">R</text:span><text:change-end text:change-id="ct107478128"/>un<text:change text:change-id="ct98472320"/><text:change text:change-id="ct74183728"/><text:change-start text:change-id="ct74092208"/><text:span text:style-name="T45">t</text:span><text:change-end text:change-id="ct74092208"/>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text:change text:change-id="ct68438640"/><text:change-start text:change-id="ct103493472"/><text:span text:style-name="T32">32</text:span><text:change-end text:change-id="ct103493472"/>-bit IPv4 addresses as components of <text:change text:change-id="ct98171104"/><text:change-start text:change-id="ct113321776"/><text:span text:style-name="T32">U</text:span><text:change-end text:change-id="ct113321776"/>nique <text:change text:change-id="ct103774784"/><text:change-start text:change-id="ct108387360"/><text:span text:style-name="T32">I</text:span><text:change-end text:change-id="ct108387360"/>dentifiers, but this is no longer recommended for several reasons:</text:p>
      <text:list xml:id="list1246786139146187627" text:style-name="L3">
        <text:list-item>
          <text:p text:style-name="P15">Not all IPv4 addresses are globally unique.<text:change text:change-id="ct107891424"/>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5"><text:soft-page-break/>A single computer may run several programs, so there still needs to be separate mechanism to provide a unique value for the lowest bytes of <text:span text:style-name="T10">the</text:span> ID. <text:s/>That involves a level of coordination across multiple software vendors that's hard to imagine.</text:p>
        </text:list-item>
        <text:list-item>
          <text:p text:style-name="P15">IPv6 is coming. <text:s/>It provides addresses that are too large to use directly. Even before that happens, the various issues of IPv4 to IPv6 mapping raise all sorts of questions about uniqueness of IPv4 addresses.</text:p>
        </text:list-item>
        <text:list-item>
          <text:p text:style-name="P15">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text:change text:change-id="ct89523552"/><text:change-start text:change-id="ct113239536"/><text:span text:style-name="T32">I</text:span><text:change-end text:change-id="ct113239536"/>nternet access, even if they don't have a permanent and unique IP address, can still get a <text:change text:change-id="ct79014192"/><text:change-start text:change-id="ct68775072"/><text:span text:style-name="T7">U</text:span><text:change-end text:change-id="ct68775072"/>nique I<text:change text:change-id="ct102369344"/><text:change-start text:change-id="ct68264304"/><text:span text:style-name="T7">dentifier</text:span><text:change-end text:change-id="ct68264304"/> from an openlcb.org-provided service. <text:s/>These <text:change text:change-id="ct88396416"/><text:change-start text:change-id="ct103133072"/><text:span text:style-name="T7">U</text:span><text:change-end text:change-id="ct103133072"/>nique I<text:change text:change-id="ct97742528"/><text:change-start text:change-id="ct103158464"/><text:span text:style-name="T7">dentifiers</text:span><text:change-end text:change-id="ct103158464"/>s are provided from a specified range to ensure <text:change-start text:change-id="ct83097488"/><text:span text:style-name="T7">that </text:span><text:change-end text:change-id="ct83097488"/><text:span text:style-name="T10">they</text:span><text:change-start text:change-id="ct78717264"/><text:span text:style-name="T10"> </text:span><text:span text:style-name="T17">are</text:span><text:change-end text:change-id="ct78717264"/> unique when created. <text:s/>Each <text:change text:change-id="ct58058608"/><text:change-start text:change-id="ct98632400"/><text:span text:style-name="T7">identifier</text:span><text:change-end text:change-id="ct98632400"/> is only provided once to ensure that <text:change text:change-id="ct103613872"/><text:change-start text:change-id="ct97752768"/><text:span text:style-name="T7">it</text:span><text:change-end text:change-id="ct97752768"/> remain<text:change-start text:change-id="ct102320416"/><text:span text:style-name="T7">s</text:span><text:change-end text:change-id="ct102320416"/> unique. <text:s/>Programs using this facility should permanently remember <text:change text:change-id="ct69808192"/><text:change-start text:change-id="ct77295936"/><text:span text:style-name="T7">U</text:span><text:change-end text:change-id="ct77295936"/>nique I<text:change text:change-id="ct79204176"/><text:change-start text:change-id="ct99421552"/><text:span text:style-name="T7">dentifier</text:span><text:change-end text:change-id="ct99421552"/>s obtained this way, because they won't get the same one on a later request.</text:p>
      <text:p text:style-name="Standard">Other organizations can also distribute <text:change text:change-id="ct98167824"/><text:change-start text:change-id="ct61564512"/><text:span text:style-name="T7">U</text:span><text:change-end text:change-id="ct61564512"/>nique I<text:change text:change-id="ct99267536"/><text:change-start text:change-id="ct102415216"/><text:span text:style-name="T7">dentifier</text:span><text:change-end text:change-id="ct102415216"/>s from within their allocated blocks. For example, a<text:change text:change-id="ct69792992"/><text:change-start text:change-id="ct98600608"/> <text:span text:style-name="T7">Unique Identifier</text:span><text:change-end text:change-id="ct98600608"/> could be provided when a free-software program is downloaded, perhaps as part of the download package or even as part of its filename.</text:p>
      <text:p text:style-name="Standard">Programs without access to an ID-providing service must use some other mechanism, which may <text:change text:change-id="ct103062192"/><text:change-start text:change-id="ct73324832"/><text:span text:style-name="T7">result in</text:span><text:change-end text:change-id="ct73324832"/><text:change text:change-id="ct76477664"/> <text:change text:change-id="ct98217584"/><text:s/>prompting the user for a <text:change text:change-id="ct73426672"/><text:change-start text:change-id="ct70149328"/><text:span text:style-name="T7">U</text:span><text:change-end text:change-id="ct70149328"/>nique <text:change text:change-id="ct82606192"/><text:change-start text:change-id="ct107775680"/><text:span text:style-name="T7">I</text:span><text:change-end text:change-id="ct107775680"/>dentifier assigned by one of the other mechanisms.<text:change-start text:change-id="ct82588496"/></text:p>
      <text:h text:style-name="P34" text:outline-level="3"><text:span text:style-name="T37">Specifically</text:span> <text:span text:style-name="T37">A</text:span>ssigned by <text:span text:style-name="T37">R</text:span>equest</text:h>
      <text:p text:style-name="P21">Users can request blocks of <text:span text:style-name="T41">Unique I</text:span>dentifiers of various sizes. <text:s/>The small (256) and medium (65536) blocks are not scarce resources. Requests for these blocks should be routinely granted once <text:span text:style-name="T10">the</text:span> request<text:span text:style-name="T38">e</text:span>r has <text:span text:style-name="T38">been</text:span> identified. The 24-bit blocks are slightly scarcer, but there are still almost 2<text:span text:style-name="T11">16</text:span> of them available by using additional values for byte 2. <text:s/></text:p>
      <text:p text:style-name="P21">An initial automated system for requesting and obtaining unique ID ranges is available at <text:a xlink:type="simple" xlink:href="http://openlcb.org/trunk/web/requestuidrange.php">http://openlcb.</text:a><text:a xlink:type="simple" xlink:href="http://openlcb.org/trunk/web/requestuidrange.php"><text:span text:style-name="T39">org</text:span></text:a><text:a xlink:type="simple" xlink:href="http://openlcb.org/trunk/web/requestuidrange.php">/trunk/web/requestuidrange.php</text:a> and subsequent pages. <text:s/><text:change-end text:change-id="ct82588496"/></text:p>
      <text:h text:style-name="P3" text:outline-level="3"><text:change text:change-id="ct107314928"/><text:change text:change-id="ct99349392"/><text:change text:change-id="ct107392704"/><text:change text:change-id="ct94195312"/><text:change text:change-id="ct106602672"/><text:change text:change-id="ct73704384"/><text:change text:change-id="ct106300464"/><text:change-start text:change-id="ct71628048"/><text:span text:style-name="T8">Locomotive Control Systems</text:span><text:change-end text:change-id="ct71628048"/></text:h>
      <text:p text:style-name="Standard">Locomotive control was initially beyond the scope of OpenLCB development, but later work started to define OpenLCB methods for working with existing locomotive control systems. <text:s/>This section specifies ranges of <text:change text:change-id="ct82666224"/><text:change-start text:change-id="ct78428096"/><text:span text:style-name="T41">U</text:span><text:change-end text:change-id="ct78428096"/>nique <text:change text:change-id="ct103429536"/><text:change-start text:change-id="ct102217536"/><text:span text:style-name="T41">I</text:span><text:change-end text:change-id="ct102217536"/>dentifiers that are reserved for the purpose of interfacing with locomotive control. <text:s/>The details of how there are to be used are specified elsewhere, but sufficient range has been reserved to allow providing decoders with OpenLCB unique identifiers, etc.<text:change-start text:change-id="ct105131904"/> <text:s/><text:span text:style-name="T41">It is important to note that at the time of this document's publication, locomotive co</text:span><text:change-end text:change-id="ct105131904"/><text:change-start text:change-id="ct91663824"/><text:span text:style-name="T41">ntrol does not require any of these Unique Identifiers. <text:s/>For this reason, </text:span><text:change-end text:change-id="ct91663824"/><text:change-start text:change-id="ct113354208"/><text:span text:style-name="T41">this Unique Identifier range is considered </text:span><text:span text:style-name="T42">deprecated</text:span><text:span text:style-name="T41">. <text:s/></text:span><text:span text:style-name="T42">Do not use</text:span><text:span text:style-name="T41"> these Unique Identifiers for any reason, they are </text:span><text:span text:style-name="T42">no longer valid</text:span><text:span text:style-name="T41">.</text:span><text:change-end text:change-id="ct113354208"/><text:change-start text:change-id="ct99232864"/></text:p>
      <text:h text:style-name="P36" text:outline-level="3">RFID and NFC</text:h>
      <text:p text:style-name="P23">The RFID and NFC Unique Identifiers space is<text:change-end text:change-id="ct99232864"/><text:change-start text:change-id="ct73504704"/> reserved to be used in future standards to <text:change-end text:change-id="ct73504704"/><text:change-start text:change-id="ct103317040"/>be defined elsewhere.<text:change-end text:change-id="ct103317040"/></text:p>
      <text:h text:style-name="Heading_20_3" text:outline-level="3"><text:change text:change-id="ct73141424"/><text:soft-page-break/>Reserved <text:change text:change-id="ct84605584"/><text:change-start text:change-id="ct59599808"/><text:span text:style-name="T43">U</text:span><text:change-end text:change-id="ct59599808"/>nique <text:change text:change-id="ct113090064"/><text:change-start text:change-id="ct69898896"/><text:span text:style-name="T43">I</text:span><text:change-end text:change-id="ct69898896"/>dentifiers</text:h>
      <text:p text:style-name="Standard">For error detection, we permanently reserve all identifiers that start with either a 0x00 or 0xFF value. OpenLCB implementations should, but are not required to, treat it as an error when any of those are encountered.<text:change-start text:change-id="ct73901664"/></text:p>
      <text:h text:style-name="P37" text:outline-level="3">Temporary Assigned by Software at Runtime</text:h>
      <text:p text:style-name="P24">As described in the section <text:change-end text:change-id="ct73901664"/><text:change-start text:change-id="ct102281744"/><text:bookmark-ref text:reference-format="chapter" text:ref-name="__RefHeading__15522_1506266223">2.5.4</text:bookmark-ref> <text:bookmark-ref text:reference-format="text" text:ref-name="__RefHeading__15522_1506266223">Assigned by Software at Runtime</text:bookmark-ref> <text:bookmark-ref text:reference-format="direction" text:ref-name="__RefHeading__15522_1506266223">above</text:bookmark-ref>, there are many reasons for w<text:change-end text:change-id="ct102281744"/><text:change-start text:change-id="ct73616480"/>hich a node may want to be assigned a Unique Identifier at runtim<text:change-end text:change-id="ct73616480"/><text:change-start text:change-id="ct68322848"/><text:span text:style-name="T46">e. <text:s/>This Unique Identifier space is </text:span><text:change-end text:change-id="ct68322848"/><text:change-start text:change-id="ct105653552"/><text:span text:style-name="T46">specifically designated for temporary (leased) assignment of these Unique Identifiers. <text:s/>There is a contract implied with </text:span><text:change-end text:change-id="ct105653552"/><text:change-start text:change-id="ct104711296"/><text:span text:style-name="T46">the assignment between the server and client that is valid for a time period defined by the server. <text:s/>Once the prescribed time period expires, the client node must </text:span><text:change-end text:change-id="ct104711296"/><text:change-start text:change-id="ct74682128"/><text:span text:style-name="T46">cease usage of the previously assigned Unique Identifier.</text:span></text:p>
      <text:p text:style-name="P25">The implementation of the client server protocol is not explicitly defined, and may use non-OpenLCB <text:change-end text:change-id="ct74682128"/><text:change-start text:change-id="ct104265040"/>mechanisms, such as a TCP connection over the Internet. <text:s/>The following list suggests implementation details that are not required, but might be considered when designing such a client server pair:</text:p>
      <text:list xml:id="list4440224176718786751" text:style-name="L5">
        <text:list-item>
          <text:p text:style-name="P26">Lease time can be extended through <text:change-end text:change-id="ct104265040"/><text:change-start text:change-id="ct103268192"/>a renewal process.</text:p>
        </text:list-item>
        <text:list-item>
          <text:p text:style-name="P26">The server does not reassign a <text:change-end text:change-id="ct103268192"/><text:change-start text:change-id="ct106981424"/>previously assigned Unique Identifier until it has run through the entire pool allocated to it.</text:p>
        </text:list-item>
        <text:list-item>
          <text:p text:style-name="P26">The server allows the client to suggest a Unique Identi<text:change-end text:change-id="ct106981424"/><text:change-start text:change-id="ct74132112"/>fier that it would like form the server's pool.</text:p>
        </text:list-item>
        <text:list-item>
          <text:p text:style-name="P26">The client remembers its last Unique Identifier assignment and suggests <text:change-end text:change-id="ct74132112"/><text:change-start text:change-id="ct106607040"/>to the server to be re-assigned this Unique Identifier <text:change-end text:change-id="ct106607040"/><text:change-start text:change-id="ct98468768"/>upon reset, power failure, or disconnection from the server<text:change-end text:change-id="ct98468768"/></text:p>
        </text:list-item>
      </text:list>
      <text:h text:style-name="Heading_20_1" text:outline-level="1">Implementation Information</text:h>
      <text:p text:style-name="Standard">Specific <text:change text:change-id="ct72072464"/><text:change-start text:change-id="ct105183072"/><text:span text:style-name="T43">U</text:span><text:change-end text:change-id="ct105183072"/>nique I<text:change text:change-id="ct104452272"/><text:change-start text:change-id="ct70357904"/><text:span text:style-name="T43">dentifier</text:span><text:change-end text:change-id="ct70357904"/>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text:change text:change-id="ct113236944"/><text:change-start text:change-id="ct75336096"/><text:span text:style-name="T44">requesters.</text:span><text:change-end text:change-id="ct75336096"/> <text:s/>All available <text:span text:style-name="T10">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text:s/>1 Introduction<text:tab/>1</text:p>
          <text:p text:style-name="P41"><text:s/>2 Annotations to the Standard<text:tab/>1</text:p>
          <text:p text:style-name="P38"><text:s/>2.1 Introduction<text:tab/>1</text:p>
          <text:p text:style-name="P38"><text:s/>2.2 Intended Use<text:tab/>1</text:p>
          <text:p text:style-name="P38"><text:s/>2.3 References and Context<text:tab/>1</text:p>
          <text:p text:style-name="P38"><text:s/>2.4 Content and Format<text:tab/>1</text:p>
          <text:p text:style-name="P38"><text:s/>2.5 Allocation<text:tab/>2</text:p>
          <text:p text:style-name="P42"><text:s/>2.5.1 Globally defined Unique Identifiers<text:tab/>2</text:p>
          <text:p text:style-name="P42"><text:s/>2.5.2 Well-Known Global Identifiers<text:tab/>2</text:p>
          <text:p text:style-name="P42"><text:s/>2.5.3 Self-Assigning Groups<text:tab/>1</text:p>
          <text:p text:style-name="P42"><text:s/>2.5.4 Assigned by Software at Run-Time<text:tab/>1</text:p>
          <text:p text:style-name="P42"><text:s/>2.5.5 Specifically Assigned by Request<text:tab/>2</text:p>
          <text:p text:style-name="P42"><text:s/>2.5.6 Locomotive Control Systems<text:tab/>2</text:p>
          <text:p text:style-name="P42"><text:s/>2.5.7 RFID and NFC<text:tab/>2</text:p>
          <text:p text:style-name="P42"><text:s/>2.5.8 Reserved Unique Identifiers<text:tab/>3</text:p>
          <text:p text:style-name="P41"><text:s/>3 Implementation Information<text:tab/>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2479in" style:rel-column-width="357*"/>
    </style:style>
    <style:style style:name="Table1.C" style:family="table-column">
      <style:table-column-properties style:column-width="1.566in" style:rel-column-width="2255*"/>
    </style:style>
    <style:style style:name="Table1.D" style:family="table-column">
      <style:table-column-properties style:column-width="1.2708in" style:rel-column-width="183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86774208" text:id="ct86774208">
            <text:insertion>
              <office:change-info>
                <dc:creator>Bob Jacobsen</dc:creator>
                <dc:date>2013-02-06T22:32:00</dc:date>
              </office:change-info>
            </text:insertion>
          </text:changed-region>
          <text:changed-region xml:id="ct86773392" text:id="ct86773392">
            <text:deletion>
              <office:change-info>
                <dc:creator>Bob Jacobsen</dc:creator>
                <dc:date>2013-02-06T22:32:00</dc:date>
              </office:change-info>
              <text:p text:style-name="MP4"><text:span text:style-name="Page_20_Number"><text:span text:style-name="MT2"><text:date style:data-style-name="N120" text:date-value="2015-02-07T23:49:33.360028001">2/7/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86774208"/><text:span text:style-name="Page_20_Number"><text:span text:style-name="MT2"><text:date style:data-style-name="N75" text:date-value="2015-02-07T23:49:33.361354437">Feb 7, 2015</text:date></text:span></text:span><text:change-end text:change-id="ct86774208"/><text:change text:change-id="ct86773392"/></text:p>
      </style:footer>
    </style:master-page>
    <style:master-page style:name="First_20_Page" style:display-name="First Page" style:page-layout-name="Mpm2" style:next-style-name="Standard">
      <style:header>
        <text:tracked-changes>
          <text:changed-region xml:id="ct104166608" text:id="ct104166608">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4166608"/>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3:49:33.370068683">Feb 7, 2015</text:date></text:p>
            </table:table-cell>
            <table:table-cell table:style-name="Table1.C1" office:value-type="string">
              <text:p text:style-name="MP7">Preliminary</text:p>
            </table:table-cell>
          </table:table-row>
        </table:table>
        <text:p text:style-name="Header"/>
      </style:header>
      <style:footer>
        <text:tracked-changes>
          <text:changed-region xml:id="ct84994208" text:id="ct84994208">
            <text:insertion>
              <office:change-info>
                <dc:creator>Bob Jacobsen</dc:creator>
                <dc:date>2013-02-06T22:32:00</dc:date>
              </office:change-info>
            </text:insertion>
          </text:changed-region>
          <text:changed-region xml:id="ct84989664" text:id="ct84989664">
            <text:deletion>
              <office:change-info>
                <dc:creator>Bob Jacobsen</dc:creator>
                <dc:date>2013-02-06T22:32:00</dc:date>
              </office:change-info>
              <text:p text:style-name="MP8"><text:span text:style-name="Page_20_Number"><text:span text:style-name="MT2"><text:date style:data-style-name="N120" text:date-value="2015-02-07T23:49:33.371733957">2/7/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84994208"/><text:span text:style-name="Page_20_Number"><text:span text:style-name="MT2"><text:date style:data-style-name="N75" text:date-value="2015-02-07T23:49:33.372766817">Feb 7, 2015</text:date></text:span></text:span><text:change-end text:change-id="ct84994208"/><text:change text:change-id="ct8498966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57</meta:editing-cycles>
    <meta:editing-duration>P1DT2H23M14S</meta:editing-duration>
    <meta:generator>LibreOffice/4.2.7.2$Linux_X86_64 LibreOffice_project/420m0$Build-2</meta:generator>
    <dc:date>2015-02-07T23:49:33.272163866</dc:date>
    <dc:creator>Stuart Baker</dc:creator>
    <dc:subject> </dc:subject>
    <meta:document-statistic meta:table-count="1" meta:image-count="1" meta:object-count="0" meta:page-count="6" meta:paragraph-count="88" meta:word-count="2332" meta:character-count="14882" meta:non-whitespace-character-count="12569"/>
    <meta:user-defined meta:name="Info 1"/>
    <meta:user-defined meta:name="Info 2"/>
    <meta:user-defined meta:name="Info 3"/>
    <meta:user-defined meta:name="Info 4"/>
  </office:meta>
</office:document-meta>
</file>